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0.01pt"/>
    </style:style>
    <style:style style:name="co2" style:family="table-column">
      <style:table-column-properties fo:break-before="auto" style:column-width="93.06pt"/>
    </style:style>
    <style:style style:name="co3" style:family="table-column">
      <style:table-column-properties fo:break-before="auto" style:column-width="122pt"/>
    </style:style>
    <style:style style:name="co4" style:family="table-column">
      <style:table-column-properties fo:break-before="auto" style:column-width="80.5pt"/>
    </style:style>
    <style:style style:name="co5" style:family="table-column">
      <style:table-column-properties fo:break-before="auto" style:column-width="61.2pt"/>
    </style:style>
    <style:style style:name="co6" style:family="table-column">
      <style:table-column-properties fo:break-before="auto" style:column-width="57.34pt"/>
    </style:style>
    <style:style style:name="co7" style:family="table-column">
      <style:table-column-properties fo:break-before="auto" style:column-width="65.54pt"/>
    </style:style>
    <style:style style:name="co8" style:family="table-column">
      <style:table-column-properties fo:break-before="auto" style:column-width="159.65pt"/>
    </style:style>
    <style:style style:name="co9" style:family="table-column">
      <style:table-column-properties fo:break-before="auto" style:column-width="122.94pt"/>
    </style:style>
    <style:style style:name="co10" style:family="table-column">
      <style:table-column-properties fo:break-before="auto" style:column-width="93.6pt"/>
    </style:style>
    <style:style style:name="co11" style:family="table-column">
      <style:table-column-properties fo:break-before="auto" style:column-width="111.91pt"/>
    </style:style>
    <style:style style:name="co12" style:family="table-column">
      <style:table-column-properties fo:break-before="auto" style:column-width="174.1pt"/>
    </style:style>
    <style:style style:name="co13" style:family="table-column">
      <style:table-column-properties fo:break-before="auto" style:column-width="38.04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53.01pt"/>
    </style:style>
    <style:style style:name="co16" style:family="table-column">
      <style:table-column-properties fo:break-before="auto" style:column-width="52.55pt"/>
    </style:style>
    <style:style style:name="co17" style:family="table-column">
      <style:table-column-properties fo:break-before="auto" style:column-width="162.06pt"/>
    </style:style>
    <style:style style:name="co18" style:family="table-column">
      <style:table-column-properties fo:break-before="auto" style:column-width="36.11pt"/>
    </style:style>
    <style:style style:name="co19" style:family="table-column">
      <style:table-column-properties fo:break-before="auto" style:column-width="41.9pt"/>
    </style:style>
    <style:style style:name="co20" style:family="table-column">
      <style:table-column-properties fo:break-before="auto" style:column-width="21.66pt"/>
    </style:style>
    <style:style style:name="co21" style:family="table-column">
      <style:table-column-properties fo:break-before="auto" style:column-width="45.3pt"/>
    </style:style>
    <style:style style:name="co22" style:family="table-column">
      <style:table-column-properties fo:break-before="auto" style:column-width="75.2pt"/>
    </style:style>
    <style:style style:name="co23" style:family="table-column">
      <style:table-column-properties fo:break-before="auto" style:column-width="105.59pt"/>
    </style:style>
    <style:style style:name="co24" style:family="table-column">
      <style:table-column-properties fo:break-before="auto" style:column-width="12.95pt"/>
    </style:style>
    <style:style style:name="co25" style:family="table-column">
      <style:table-column-properties fo:break-before="auto" style:column-width="47.71pt"/>
    </style:style>
    <style:style style:name="co26" style:family="table-column">
      <style:table-column-properties fo:break-before="auto" style:column-width="142.24pt"/>
    </style:style>
    <style:style style:name="co27" style:family="table-column">
      <style:table-column-properties fo:break-before="auto" style:column-width="88.24pt"/>
    </style:style>
    <style:style style:name="co28" style:family="table-column">
      <style:table-column-properties fo:break-before="auto" style:column-width="92.55pt"/>
    </style:style>
    <style:style style:name="co29" style:family="table-column">
      <style:table-column-properties fo:break-before="auto" style:column-width="79.54pt"/>
    </style:style>
    <style:style style:name="co30" style:family="table-column">
      <style:table-column-properties fo:break-before="auto" style:column-width="62.65pt"/>
    </style:style>
    <style:style style:name="co31" style:family="table-column">
      <style:table-column-properties fo:break-before="auto" style:column-width="54.45pt"/>
    </style:style>
    <style:style style:name="co32" style:family="table-column">
      <style:table-column-properties fo:break-before="auto" style:column-width="54.96pt"/>
    </style:style>
    <style:style style:name="co33" style:family="table-column">
      <style:table-column-properties fo:break-before="auto" style:column-width="51.11pt"/>
    </style:style>
    <style:style style:name="co34" style:family="table-column">
      <style:table-column-properties fo:break-before="auto" style:column-width="44.36pt"/>
    </style:style>
    <style:style style:name="co35" style:family="table-column">
      <style:table-column-properties fo:break-before="auto" style:column-width="68.46pt"/>
    </style:style>
    <style:style style:name="co36" style:family="table-column">
      <style:table-column-properties fo:break-before="auto" style:column-width="86.29pt"/>
    </style:style>
    <style:style style:name="co37" style:family="table-column">
      <style:table-column-properties fo:break-before="auto" style:column-width="53.49pt"/>
    </style:style>
    <style:style style:name="co38" style:family="table-column">
      <style:table-column-properties fo:break-before="auto" style:column-width="137.45pt"/>
    </style:style>
    <style:style style:name="co39" style:family="table-column">
      <style:table-column-properties fo:break-before="auto" style:column-width="98.8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99pt solid #000000"/>
      <style:paragraph-properties fo:text-align="center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99pt solid #000000"/>
      <style:paragraph-properties fo:text-align="center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99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none"/>
      <style:paragraph-properties fo:text-align="center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2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99pt solid #000000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99pt solid #000000"/>
      <style:paragraph-properties fo:text-align="justify"/>
      <style:text-properties style:use-window-font-color="true" style:text-outline="false" style:text-line-through-style="none" style:text-line-through-type="none" style:font-name="Arial" fo:font-size="12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2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99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99pt solid #000000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22"/>
    <style:style style:name="ce7" style:family="table-cell" style:parent-style-name="Default" style:data-style-name="N99"/>
    <style:style style:name="ce8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ce39"/>
        <table:table-column table:style-name="co13" table:default-cell-style-name="ce39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Retrain IOU evaluation</text:p>
          </table:table-cell>
          <table:covered-table-cell table:number-columns-repeated="2" table:style-name="Default"/>
          <table:covered-table-cell table:number-columns-repeated="3"/>
          <table:table-cell/>
          <table:table-cell table:style-name="ce25" office:value-type="string" calcext:value-type="string" table:number-columns-spanned="5" table:number-rows-spanned="1">
            <text:p>Retraining time results</text:p>
          </table:table-cell>
          <table:covered-table-cell table:number-columns-repeated="4"/>
          <table:table-cell/>
          <table:table-cell table:style-name="ce31" office:value-type="string" calcext:value-type="string" table:number-columns-spanned="2" table:number-rows-spanned="1">
            <text:p>Velocity results</text:p>
          </table:table-cell>
          <table:covered-table-cell table:style-name="Default"/>
          <table:table-cell table:number-columns-repeated="3"/>
        </table:table-row>
        <table:table-row table:style-name="ro1">
          <table:table-cell table:style-name="ce9" office:value-type="string" calcext:value-type="string">
            <text:p>Net</text:p>
          </table:table-cell>
          <table:table-cell table:style-name="ce12" office:value-type="string" calcext:value-type="string">
            <text:p>IOU (Average)</text:p>
          </table:table-cell>
          <table:table-cell table:style-name="ce13" office:value-type="string" calcext:value-type="string">
            <text:p>Detections (%)</text:p>
          </table:table-cell>
          <table:table-cell table:style-name="ce13" office:value-type="string" calcext:value-type="string">
            <text:p>Excellent (%)</text:p>
          </table:table-cell>
          <table:table-cell table:style-name="ce13" office:value-type="string" calcext:value-type="string">
            <text:p>Good (%)</text:p>
          </table:table-cell>
          <table:table-cell table:style-name="ce13" office:value-type="string" calcext:value-type="string">
            <text:p>Bad (%)</text:p>
          </table:table-cell>
          <table:table-cell/>
          <table:table-cell table:style-name="ce16" office:value-type="string" calcext:value-type="string">
            <text:p>Net</text:p>
          </table:table-cell>
          <table:table-cell table:style-name="ce18" office:value-type="string" calcext:value-type="string" table:number-columns-spanned="2" table:number-rows-spanned="1">
            <text:p>Local re-train (Nvidia GeForce 920M)</text:p>
          </table:table-cell>
          <table:covered-table-cell/>
          <table:table-cell table:style-name="ce18" office:value-type="string" calcext:value-type="string" table:number-columns-spanned="2" table:number-rows-spanned="1">
            <text:p>Re-train on the cloud (Nvidia Tesla K80)</text:p>
          </table:table-cell>
          <table:covered-table-cell/>
          <table:table-cell/>
          <table:table-cell table:style-name="ce16" office:value-type="string" calcext:value-type="string">
            <text:p>Red</text:p>
          </table:table-cell>
          <table:table-cell table:style-name="ce16" office:value-type="string" calcext:value-type="string">
            <text:p>F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LOv3</text:p>
          </table:table-cell>
          <table:table-cell office:value-type="float" office:value="0.647" calcext:value-type="float">
            <text:p>0.647</text:p>
          </table:table-cell>
          <table:table-cell office:value-type="float" office:value="81.55" calcext:value-type="float">
            <text:p>81.55</text:p>
          </table:table-cell>
          <table:table-cell table:style-name="ce14" office:value-type="float" office:value="9.52" calcext:value-type="float">
            <text:p>9.52</text:p>
          </table:table-cell>
          <table:table-cell table:style-name="ce14" office:value-type="float" office:value="73.81" calcext:value-type="float">
            <text:p>73.81</text:p>
          </table:table-cell>
          <table:table-cell table:style-name="ce14" office:value-type="float" office:value="16.67" calcext:value-type="float">
            <text:p>16.67</text:p>
          </table:table-cell>
          <table:table-cell/>
          <table:table-cell table:style-name="ce17"/>
          <table:table-cell table:style-name="ce19" office:value-type="string" calcext:value-type="string">
            <text:p>Time (1 step) (s)</text:p>
          </table:table-cell>
          <table:table-cell table:style-name="ce19" office:value-type="string" calcext:value-type="string">
            <text:p>Total time (s)</text:p>
          </table:table-cell>
          <table:table-cell table:style-name="ce19" office:value-type="string" calcext:value-type="string">
            <text:p>Time (1 step) (s)</text:p>
          </table:table-cell>
          <table:table-cell table:style-name="ce19" office:value-type="string" calcext:value-type="string">
            <text:p>Total time (s)</text:p>
          </table:table-cell>
          <table:table-cell/>
          <table:table-cell table:style-name="ce16" office:value-type="string" calcext:value-type="string">
            <text:p>SSD MobileNet V2</text:p>
          </table:table-cell>
          <table:table-cell table:style-name="ce16" office:value-type="float" office:value="5.1" calcext:value-type="float">
            <text:p>5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LOv3-tiny</text:p>
          </table:table-cell>
          <table:table-cell office:value-type="float" office:value="0.244" calcext:value-type="float">
            <text:p>0.244</text:p>
          </table:table-cell>
          <table:table-cell office:value-type="float" office:value="29.13" calcext:value-type="float">
            <text:p>29.1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.67" calcext:value-type="float">
            <text:p>6.67</text:p>
          </table:table-cell>
          <table:table-cell table:style-name="ce14" office:value-type="float" office:value="93.33" calcext:value-type="float">
            <text:p>93.33</text:p>
          </table:table-cell>
          <table:table-cell/>
          <table:table-cell table:style-name="ce16" office:value-type="string" calcext:value-type="string">
            <text:p>YOLO V3</text:p>
          </table:table-cell>
          <table:table-cell table:style-name="ce16" office:value-type="string" calcext:value-type="string">
            <text:p>7.4-16</text:p>
          </table:table-cell>
          <table:table-cell table:style-name="ce16" office:value-type="string" calcext:value-type="string">
            <text:p>22200-48000</text:p>
          </table:table-cell>
          <table:table-cell table:style-name="ce16" office:value-type="string" calcext:value-type="string">
            <text:p>1.7-8</text:p>
          </table:table-cell>
          <table:table-cell table:style-name="ce16" office:value-type="float" office:value="7300" calcext:value-type="float">
            <text:p>7300</text:p>
          </table:table-cell>
          <table:table-cell/>
          <table:table-cell table:style-name="ce16" office:value-type="string" calcext:value-type="string">
            <text:p>Faster RCNN Inception V2</text:p>
          </table:table-cell>
          <table:table-cell table:style-name="ce16" office:value-type="float" office:value="1.7" calcext:value-type="float">
            <text:p>1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SD MobileNet V2</text:p>
          </table:table-cell>
          <table:table-cell office:value-type="float" office:value="0.649" calcext:value-type="float">
            <text:p>0.649</text:p>
          </table:table-cell>
          <table:table-cell office:value-type="float" office:value="36.89" calcext:value-type="float">
            <text:p>36.89</text:p>
          </table:table-cell>
          <table:table-cell table:style-name="ce14" office:value-type="float" office:value="18.42" calcext:value-type="float">
            <text:p>18.42</text:p>
          </table:table-cell>
          <table:table-cell table:style-name="ce14" office:value-type="float" office:value="73.68" calcext:value-type="float">
            <text:p>73.68</text:p>
          </table:table-cell>
          <table:table-cell table:style-name="ce14" office:value-type="float" office:value="7.89" calcext:value-type="float">
            <text:p>7.89</text:p>
          </table:table-cell>
          <table:table-cell/>
          <table:table-cell table:style-name="ce16" office:value-type="string" calcext:value-type="string">
            <text:p>YOLO V3 Tiny</text:p>
          </table:table-cell>
          <table:table-cell table:style-name="ce16" office:value-type="string" calcext:value-type="string">
            <text:p>4.3-6</text:p>
          </table:table-cell>
          <table:table-cell table:style-name="ce16" office:value-type="string" calcext:value-type="string">
            <text:p>21500-30000</text:p>
          </table:table-cell>
          <table:table-cell table:style-name="ce16" office:value-type="string" calcext:value-type="string">
            <text:p>1.7-1.9</text:p>
          </table:table-cell>
          <table:table-cell table:style-name="ce16" office:value-type="float" office:value="10000" calcext:value-type="float">
            <text:p>10000</text:p>
          </table:table-cell>
          <table:table-cell/>
          <table:table-cell table:style-name="ce16" office:value-type="string" calcext:value-type="string">
            <text:p>Faster RCNN ResNet</text:p>
          </table:table-cell>
          <table:table-cell table:style-name="ce16"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Faster RCNN Inception V2</text:p>
          </table:table-cell>
          <table:table-cell table:style-name="ce11" office:value-type="float" office:value="0.744" calcext:value-type="float">
            <text:p>0.744</text:p>
          </table:table-cell>
          <table:table-cell table:style-name="ce15" office:value-type="float" office:value="86.41" calcext:value-type="float">
            <text:p>86.41</text:p>
          </table:table-cell>
          <table:table-cell table:style-name="ce15" office:value-type="float" office:value="16.85" calcext:value-type="float">
            <text:p>16.85</text:p>
          </table:table-cell>
          <table:table-cell table:style-name="ce15" office:value-type="float" office:value="76.4" calcext:value-type="float">
            <text:p>76.4</text:p>
          </table:table-cell>
          <table:table-cell table:style-name="ce15" office:value-type="float" office:value="6.74" calcext:value-type="float">
            <text:p>6.74</text:p>
          </table:table-cell>
          <table:table-cell/>
          <table:table-cell table:style-name="ce17"/>
          <table:table-cell table:style-name="ce19" office:value-type="string" calcext:value-type="string">
            <text:p>Time (100 steps) (s)</text:p>
          </table:table-cell>
          <table:table-cell table:style-name="ce19" office:value-type="string" calcext:value-type="string">
            <text:p>Total time (s)</text:p>
          </table:table-cell>
          <table:table-cell table:style-name="ce19" office:value-type="string" calcext:value-type="string">
            <text:p>Time (100 steps) (s)</text:p>
          </table:table-cell>
          <table:table-cell table:style-name="ce19" office:value-type="string" calcext:value-type="string">
            <text:p>Total time (s)</text:p>
          </table:table-cell>
          <table:table-cell/>
          <table:table-cell table:style-name="ce16" office:value-type="string" calcext:value-type="string">
            <text:p>YOLOv3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Faster RCNN ResNet</text:p>
          </table:table-cell>
          <table:table-cell table:style-name="ce11" office:value-type="float" office:value="0.832" calcext:value-type="float">
            <text:p>0.832</text:p>
          </table:table-cell>
          <table:table-cell table:style-name="ce15" office:value-type="float" office:value="83.5" calcext:value-type="float">
            <text:p>83.5</text:p>
          </table:table-cell>
          <table:table-cell table:style-name="ce15" office:value-type="float" office:value="29.07" calcext:value-type="float">
            <text:p>29.07</text:p>
          </table:table-cell>
          <table:table-cell table:style-name="ce15" office:value-type="float" office:value="65.12" calcext:value-type="float">
            <text:p>65.12</text:p>
          </table:table-cell>
          <table:table-cell table:style-name="ce15" office:value-type="float" office:value="5.81" calcext:value-type="float">
            <text:p>5.81</text:p>
          </table:table-cell>
          <table:table-cell/>
          <table:table-cell table:style-name="ce16" office:value-type="string" calcext:value-type="string">
            <text:p>SSD MobileNet V2</text:p>
          </table:table-cell>
          <table:table-cell table:style-name="ce20" office:value-type="float" office:value="135" calcext:value-type="float">
            <text:p>135</text:p>
          </table:table-cell>
          <table:table-cell table:style-name="ce20" office:value-type="float" office:value="13500" calcext:value-type="float">
            <text:p>13500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000" calcext:value-type="float">
            <text:p>6000</text:p>
          </table:table-cell>
          <table:table-cell/>
          <table:table-cell table:style-name="ce16" office:value-type="string" calcext:value-type="string">
            <text:p>YOLOv3-tiny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16" office:value-type="string" calcext:value-type="string">
            <text:p>Faster RCNN Inception V2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4000" calcext:value-type="float">
            <text:p>40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0" calcext:value-type="float">
            <text:p>1000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6" table:number-rows-spanned="1">
            <text:p>Original IOU evaluation</text:p>
          </table:table-cell>
          <table:covered-table-cell table:number-columns-repeated="2" table:style-name="Default"/>
          <table:covered-table-cell table:number-columns-repeated="3"/>
          <table:table-cell/>
          <table:table-cell table:style-name="ce16" office:value-type="string" calcext:value-type="string">
            <text:p>Faster RCNN ResNet</text:p>
          </table:table-cell>
          <table:table-cell table:style-name="ce20" office:value-type="float" office:value="78" calcext:value-type="float">
            <text:p>78</text:p>
          </table:table-cell>
          <table:table-cell table:style-name="ce20" office:value-type="float" office:value="7800" calcext:value-type="float">
            <text:p>780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100" calcext:value-type="float">
            <text:p>3100</text:p>
          </table:table-cell>
          <table:table-cell/>
          <table:table-cell table:style-name="ce38" office:value-type="string" calcext:value-type="string" table:number-columns-spanned="2" table:number-rows-spanned="1">
            <text:p>Tracking evaluation results</text:p>
          </table:table-cell>
          <table:covered-table-cell/>
          <table:table-cell table:number-columns-repeated="3"/>
        </table:table-row>
        <table:table-row table:style-name="ro1">
          <table:table-cell table:style-name="ce9" office:value-type="string" calcext:value-type="string">
            <text:p>Net</text:p>
          </table:table-cell>
          <table:table-cell table:style-name="ce12" office:value-type="string" calcext:value-type="string">
            <text:p>IOU (Average)</text:p>
          </table:table-cell>
          <table:table-cell table:style-name="ce13" office:value-type="string" calcext:value-type="string">
            <text:p>Detections (%)</text:p>
          </table:table-cell>
          <table:table-cell table:style-name="ce13" office:value-type="string" calcext:value-type="string">
            <text:p>Excellent (%)</text:p>
          </table:table-cell>
          <table:table-cell table:style-name="ce13" office:value-type="string" calcext:value-type="string">
            <text:p>Good (%)</text:p>
          </table:table-cell>
          <table:table-cell table:style-name="ce13" office:value-type="string" calcext:value-type="string">
            <text:p>Poor (%)</text:p>
          </table:table-cell>
          <table:table-cell table:number-columns-repeated="7"/>
          <table:table-cell office:value-type="string" calcext:value-type="string">
            <text:p>Ground truths</text:p>
          </table:table-cell>
          <table:table-cell office:value-type="float" office:value="1431" calcext:value-type="float">
            <text:p>14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LOv3</text:p>
          </table:table-cell>
          <table:table-cell office:value-type="float" office:value="0.785" calcext:value-type="float">
            <text:p>0.785</text:p>
          </table:table-cell>
          <table:table-cell office:value-type="float" office:value="77.67" calcext:value-type="float">
            <text:p>77.67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8.75" calcext:value-type="float">
            <text:p>88.75</text:p>
          </table:table-cell>
          <table:table-cell table:style-name="ce14" office:value-type="float" office:value="1.25" calcext:value-type="float">
            <text:p>1.25</text:p>
          </table:table-cell>
          <table:table-cell table:number-columns-repeated="7"/>
          <table:table-cell office:value-type="string" calcext:value-type="string">
            <text:p>False positives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LOv3-tiny</text:p>
          </table:table-cell>
          <table:table-cell office:value-type="float" office:value="0.628" calcext:value-type="float">
            <text:p>0.628</text:p>
          </table:table-cell>
          <table:table-cell office:value-type="float" office:value="84.47" calcext:value-type="float">
            <text:p>84.47</text:p>
          </table:table-cell>
          <table:table-cell table:style-name="ce14" office:value-type="float" office:value="3.45" calcext:value-type="float">
            <text:p>3.45</text:p>
          </table:table-cell>
          <table:table-cell table:style-name="ce14" office:value-type="float" office:value="70.11" calcext:value-type="float">
            <text:p>70.11</text:p>
          </table:table-cell>
          <table:table-cell table:style-name="ce14" office:value-type="float" office:value="26.44" calcext:value-type="float">
            <text:p>26.44</text:p>
          </table:table-cell>
          <table:table-cell table:number-columns-repeated="7"/>
          <table:table-cell office:value-type="string" calcext:value-type="string">
            <text:p>Misse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SD MobileNet V2</text:p>
          </table:table-cell>
          <table:table-cell office:value-type="float" office:value="0.698" calcext:value-type="float">
            <text:p>0.698</text:p>
          </table:table-cell>
          <table:table-cell office:value-type="float" office:value="60.19" calcext:value-type="float">
            <text:p>60.19</text:p>
          </table:table-cell>
          <table:table-cell table:style-name="ce14" office:value-type="float" office:value="6.45" calcext:value-type="float">
            <text:p>6.45</text:p>
          </table:table-cell>
          <table:table-cell table:style-name="ce14" office:value-type="float" office:value="85.48" calcext:value-type="float">
            <text:p>85.48</text:p>
          </table:table-cell>
          <table:table-cell table:style-name="ce14" office:value-type="float" office:value="8.06" calcext:value-type="float">
            <text:p>8.06</text:p>
          </table:table-cell>
          <table:table-cell table:number-columns-repeated="7"/>
          <table:table-cell office:value-type="string" calcext:value-type="string">
            <text:p>Mismatche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Faster RCNN Inception V2</text:p>
          </table:table-cell>
          <table:table-cell table:style-name="ce11" office:value-type="float" office:value="0.827" calcext:value-type="float">
            <text:p>0.827</text:p>
          </table:table-cell>
          <table:table-cell table:style-name="ce15" office:value-type="float" office:value="87.38" calcext:value-type="float">
            <text:p>87.38</text:p>
          </table:table-cell>
          <table:table-cell table:style-name="ce15" office:value-type="float" office:value="15.56" calcext:value-type="float">
            <text:p>15.56</text:p>
          </table:table-cell>
          <table:table-cell table:style-name="ce15" office:value-type="float" office:value="83.33" calcext:value-type="float">
            <text:p>83.33</text:p>
          </table:table-cell>
          <table:table-cell table:style-name="ce15" office:value-type="float" office:value="1.11" calcext:value-type="float">
            <text:p>1.11</text:p>
          </table:table-cell>
          <table:table-cell table:number-columns-repeated="7"/>
          <table:table-cell office:value-type="string" calcext:value-type="string">
            <text:p>Recoverable mismatche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Faster RCNN ResNet</text:p>
          </table:table-cell>
          <table:table-cell table:style-name="ce11" office:value-type="float" office:value="0.837" calcext:value-type="float">
            <text:p>0.837</text:p>
          </table:table-cell>
          <table:table-cell table:style-name="ce15" office:value-type="float" office:value="80.58" calcext:value-type="float">
            <text:p>80.58</text:p>
          </table:table-cell>
          <table:table-cell table:style-name="ce15" office:value-type="float" office:value="22.89" calcext:value-type="float">
            <text:p>22.89</text:p>
          </table:table-cell>
          <table:table-cell table:style-name="ce15" office:value-type="float" office:value="71.08" calcext:value-type="float">
            <text:p>71.08</text:p>
          </table:table-cell>
          <table:table-cell table:style-name="ce15" office:value-type="float" office:value="6.02" calcext:value-type="float">
            <text:p>6.02</text:p>
          </table:table-cell>
          <table:table-cell table:number-columns-repeated="7"/>
          <table:table-cell office:value-type="string" calcext:value-type="string">
            <text:p>Non recoverable mismatche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10"/>
          <table:table-cell office:value-type="string" calcext:value-type="string">
            <text:p>Correspondences</text:p>
          </table:table-cell>
          <table:table-cell office:value-type="float" office:value="1314" calcext:value-type="float">
            <text:p>131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Comparison retrain-original</text:p>
          </table:table-cell>
          <table:covered-table-cell table:number-columns-repeated="2" table:style-name="Default"/>
          <table:table-cell table:number-columns-repeated="15"/>
        </table:table-row>
        <table:table-row table:style-name="ro1">
          <table:table-cell table:style-name="ce9" office:value-type="string" calcext:value-type="string">
            <text:p>Net</text:p>
          </table:table-cell>
          <table:table-cell table:style-name="ce12" office:value-type="string" calcext:value-type="string">
            <text:p>IOU (Diference)</text:p>
          </table:table-cell>
          <table:table-cell table:style-name="ce13" office:value-type="string" calcext:value-type="string">
            <text:p>Detections (%)</text:p>
          </table:table-cell>
          <table:table-cell table:number-columns-repeated="10"/>
          <table:table-cell office:value-type="string" calcext:value-type="string">
            <text:p>MOTP</text:p>
          </table:table-cell>
          <table:table-cell office:value-type="float" office:value="0.94" calcext:value-type="float">
            <text:p>0.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LOv3</text:p>
          </table:table-cell>
          <table:table-cell table:formula="of:=[.B11]-[.B3]" office:value-type="float" office:value="0.138" calcext:value-type="float">
            <text:p>0.138</text:p>
          </table:table-cell>
          <table:table-cell table:formula="of:=[.C11]-[.C3]" office:value-type="float" office:value="-3.88" calcext:value-type="float">
            <text:p>-3.88</text:p>
          </table:table-cell>
          <table:table-cell table:number-columns-repeated="10"/>
          <table:table-cell office:value-type="string" calcext:value-type="string">
            <text:p>MOTA</text:p>
          </table:table-cell>
          <table:table-cell office:value-type="float" office:value="0.92" calcext:value-type="float">
            <text:p>0.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OLOv3-tiny</text:p>
          </table:table-cell>
          <table:table-cell table:formula="of:=[.B12]-[.B4]" office:value-type="float" office:value="0.384" calcext:value-type="float">
            <text:p>0.384</text:p>
          </table:table-cell>
          <table:table-cell table:formula="of:=[.C12]-[.C4]" office:value-type="float" office:value="55.34" calcext:value-type="float">
            <text:p>55.34</text:p>
          </table:table-cell>
          <table:table-cell table:number-columns-repeated="10"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SSD MobileNet V2</text:p>
          </table:table-cell>
          <table:table-cell table:formula="of:=[.B13]-[.B5]" office:value-type="float" office:value="0.049" calcext:value-type="float">
            <text:p>0.049</text:p>
          </table:table-cell>
          <table:table-cell table:formula="of:=[.C13]-[.C5]" office:value-type="float" office:value="23.3" calcext:value-type="float">
            <text:p>23.3</text:p>
          </table:table-cell>
          <table:table-cell table:number-columns-repeated="10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1" office:value-type="string" calcext:value-type="string">
            <text:p>Faster RCNN Inception V2</text:p>
          </table:table-cell>
          <table:table-cell table:formula="of:=[.B14]-[.B6]" office:value-type="float" office:value="0.0830000000000001" calcext:value-type="float">
            <text:p>0.083</text:p>
          </table:table-cell>
          <table:table-cell table:formula="of:=[.C14]-[.C6]" office:value-type="float" office:value="0.969999999999999" calcext:value-type="float">
            <text:p>0.969999999999999</text:p>
          </table:table-cell>
          <table:table-cell table:number-columns-repeated="10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1" office:value-type="string" calcext:value-type="string">
            <text:p>Faster RCNN ResNet</text:p>
          </table:table-cell>
          <table:table-cell table:formula="of:=[.B15]-[.B7]" office:value-type="float" office:value="0.00499999999999989" calcext:value-type="float">
            <text:p>0.005</text:p>
          </table:table-cell>
          <table:table-cell table:formula="of:=[.C15]-[.C7]" office:value-type="float" office:value="-2.92" calcext:value-type="float">
            <text:p>-2.92</text:p>
          </table:table-cell>
          <table:table-cell table:number-columns-repeated="10"/>
          <table:table-cell table:style-name="Default" table:number-columns-repeated="2"/>
          <table:table-cell table:number-columns-repeated="3"/>
        </table:table-row>
      </table:table>
      <table:table table:name="YOLOv3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6"/>
        <table:table-column table:style-name="co19" table:default-cell-style-name="ce6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1" table:default-cell-style-name="Default"/>
        <table:table-row table:style-name="ro3">
          <table:table-cell office:value-type="string" calcext:value-type="string">
            <text:p>Image 1</text:p>
          </table:table-cell>
          <table:table-cell table:number-columns-repeated="4"/>
          <table:table-cell table:style-name="ce7"/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The number of true detections is </text:p>
          </table:table-cell>
          <table:table-cell table:formula="of:=SUMIF([.$C$2:.$C$250];[.I1];[.$E$2:.$E$250])" office:value-type="float" office:value="103" calcext:value-type="float">
            <text:p>10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82" calcext:value-type="float">
            <text:p>0.682</text:p>
          </table:table-cell>
          <table:table-cell/>
          <table:table-cell office:value-type="string" calcext:value-type="string">
            <text:p>Good</text:p>
          </table:table-cell>
          <table:table-cell table:formula="of:=COUNTIF([.$B$2:.$B$250];[.F2])" office:value-type="float" office:value="71" calcext:value-type="float">
            <text:p>71</text:p>
          </table:table-cell>
          <table:table-cell table:style-name="ce8" table:formula="of:=([.G2]/[.$J$3])" office:value-type="percentage" office:value="0.8875" calcext:value-type="percentage">
            <text:p>88.75%</text:p>
          </table:table-cell>
          <table:table-cell office:value-type="string" calcext:value-type="string">
            <text:p>The media for the image is </text:p>
          </table:table-cell>
          <table:table-cell table:formula="of:=(SUMIF([.$C$2:.$C$250];[.I2];[.$E$2:.$E$250]))/20" office:value-type="float" office:value="0.785062797619048" calcext:value-type="float">
            <text:p>0.785062797619048</text:p>
          </table:table-cell>
          <table:table-cell office:value-type="string" calcext:value-type="string">
            <text:p>Detectado</text:p>
          </table:table-cell>
          <table:table-cell table:style-name="ce8" table:formula="of:=[.J3]/[.$J$1]" office:value-type="percentage" office:value="0.776699029126214" calcext:value-type="percentage">
            <text:p>77.67%</text:p>
          </table:table-cell>
        </table:table-row>
        <table:table-row table:style-name="ro3">
          <table:table-cell table:style-name="ce5"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04" calcext:value-type="float">
            <text:p>0.704</text:p>
          </table:table-cell>
          <table:table-cell/>
          <table:table-cell office:value-type="string" calcext:value-type="string">
            <text:p>Poor</text:p>
          </table:table-cell>
          <table:table-cell table:formula="of:=COUNTIF([.$B$2:.$B$250];[.F3])" office:value-type="float" office:value="1" calcext:value-type="float">
            <text:p>1</text:p>
          </table:table-cell>
          <table:table-cell table:style-name="ce8" table:formula="of:=([.G3]/[.$J$3])" office:value-type="percentage" office:value="0.0125" calcext:value-type="percentage">
            <text:p>1.25%</text:p>
          </table:table-cell>
          <table:table-cell office:value-type="string" calcext:value-type="string">
            <text:p>The number of matches is </text:p>
          </table:table-cell>
          <table:table-cell table:formula="of:=SUMIF([.$C$2:.$C$250];[.I3];[.$E$2:.$E$250])" office:value-type="float" office:value="80" calcext:value-type="float">
            <text:p>80</text:p>
          </table:table-cell>
          <table:table-cell office:value-type="string" calcext:value-type="string">
            <text:p>Mal detectado</text:p>
          </table:table-cell>
          <table:table-cell table:style-name="ce8" table:formula="of:=[.J4]/[.$J$1]" office:value-type="percentage" office:value="0.0679611650485437" calcext:value-type="percentage">
            <text:p>6.80%</text:p>
          </table:table-cell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34" calcext:value-type="float">
            <text:p>0.734</text:p>
          </table:table-cell>
          <table:table-cell/>
          <table:table-cell office:value-type="string" calcext:value-type="string">
            <text:p>Excellent</text:p>
          </table:table-cell>
          <table:table-cell table:formula="of:=COUNTIF([.$B$2:.$B$250];[.F4])" office:value-type="float" office:value="8" calcext:value-type="float">
            <text:p>8</text:p>
          </table:table-cell>
          <table:table-cell table:style-name="ce8" table:formula="of:=([.G4]/[.$J$3])" office:value-type="percentage" office:value="0.1" calcext:value-type="percentage">
            <text:p>10.00%</text:p>
          </table:table-cell>
          <table:table-cell office:value-type="string" calcext:value-type="string">
            <text:p>The number of misdetections is </text:p>
          </table:table-cell>
          <table:table-cell table:formula="of:=SUMIF([.$C$2:.$C$250];[.I4];[.$E$2:.$E$250])" office:value-type="float" office:value="7" calcext:value-type="float">
            <text:p>7</text:p>
          </table:table-cell>
          <table:table-cell office:value-type="string" calcext:value-type="string">
            <text:p>No detectado</text:p>
          </table:table-cell>
          <table:table-cell table:style-name="ce8" table:formula="of:=[.J5]/[.$J$1]" office:value-type="percentage" office:value="0.223300970873786" calcext:value-type="percentage">
            <text:p>22.33%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4" calcext:value-type="float">
            <text:p>4.000</text:p>
          </table:table-cell>
          <table:table-cell table:number-columns-repeated="3"/>
          <table:table-cell office:value-type="string" calcext:value-type="string">
            <text:p>The number of non detections is </text:p>
          </table:table-cell>
          <table:table-cell table:formula="of:=SUMIF([.$C$2:.$C$250];[.I5];[.$E$2:.$E$250])"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706666666666667" calcext:value-type="float">
            <text:p>0.707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3" calcext:value-type="float">
            <text:p>3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2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02" calcext:value-type="float">
            <text:p>0.802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54" calcext:value-type="float">
            <text:p>0.854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5" calcext:value-type="float">
            <text:p>0.75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02" calcext:value-type="float">
            <text:p>0.802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6" calcext:value-type="float">
            <text:p>6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802" calcext:value-type="float">
            <text:p>0.802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4" calcext:value-type="float">
            <text:p>4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2" calcext:value-type="float">
            <text:p>2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3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47" calcext:value-type="float">
            <text:p>0.747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747" calcext:value-type="float">
            <text:p>0.747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2" calcext:value-type="float">
            <text:p>2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4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06" calcext:value-type="float">
            <text:p>0.606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45" calcext:value-type="float">
            <text:p>0.84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" calcext:value-type="float">
            <text:p>0.80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29" calcext:value-type="float">
            <text:p>0.629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7" calcext:value-type="float">
            <text:p>7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72" calcext:value-type="float">
            <text:p>0.72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4" calcext:value-type="float">
            <text:p>4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3" calcext:value-type="float">
            <text:p>3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5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05" calcext:value-type="float">
            <text:p>0.90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08" calcext:value-type="float">
            <text:p>0.808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2" calcext:value-type="float">
            <text:p>2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8565" calcext:value-type="float">
            <text:p>0.857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2" calcext:value-type="float">
            <text:p>2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6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08" calcext:value-type="float">
            <text:p>0.90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97" calcext:value-type="float">
            <text:p>0.897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19" calcext:value-type="float">
            <text:p>0.819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43" calcext:value-type="float">
            <text:p>0.74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02" calcext:value-type="float">
            <text:p>0.802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79" calcext:value-type="float">
            <text:p>0.779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8" calcext:value-type="float">
            <text:p>8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824666666666667" calcext:value-type="float">
            <text:p>0.825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6" calcext:value-type="float">
            <text:p>6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2" calcext:value-type="float">
            <text:p>2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7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85" calcext:value-type="float">
            <text:p>0.88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42" calcext:value-type="float">
            <text:p>0.842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2" calcext:value-type="float">
            <text:p>2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8635" calcext:value-type="float">
            <text:p>0.864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2" calcext:value-type="float">
            <text:p>2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8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88" calcext:value-type="float">
            <text:p>0.88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03" calcext:value-type="float">
            <text:p>0.90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37" calcext:value-type="float">
            <text:p>0.837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557" calcext:value-type="float">
            <text:p>0.557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4" calcext:value-type="float">
            <text:p>4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79625" calcext:value-type="float">
            <text:p>0.796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4" calcext:value-type="float">
            <text:p>4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9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17" calcext:value-type="float">
            <text:p>0.917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37" calcext:value-type="float">
            <text:p>0.937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72" calcext:value-type="float">
            <text:p>0.772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38" calcext:value-type="float">
            <text:p>0.838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4" calcext:value-type="float">
            <text:p>4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866" calcext:value-type="float">
            <text:p>0.866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4" calcext:value-type="float">
            <text:p>4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1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69" calcext:value-type="float">
            <text:p>0.869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8" calcext:value-type="float">
            <text:p>0.78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29" calcext:value-type="float">
            <text:p>0.729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28" calcext:value-type="float">
            <text:p>0.82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54" calcext:value-type="float">
            <text:p>0.754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22" calcext:value-type="float">
            <text:p>0.822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529" calcext:value-type="float">
            <text:p>0.529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10" calcext:value-type="float">
            <text:p>1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758714285714286" calcext:value-type="float">
            <text:p>0.759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7" calcext:value-type="float">
            <text:p>7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3" calcext:value-type="float">
            <text:p>3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11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" calcext:value-type="float">
            <text:p>0.80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65" calcext:value-type="float">
            <text:p>0.76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25" calcext:value-type="float">
            <text:p>0.825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4" calcext:value-type="float">
            <text:p>4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796666666666667" calcext:value-type="float">
            <text:p>0.797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3" calcext:value-type="float">
            <text:p>3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12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02" calcext:value-type="float">
            <text:p>0.802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35" calcext:value-type="float">
            <text:p>0.73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24" calcext:value-type="float">
            <text:p>0.624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85" calcext:value-type="float">
            <text:p>0.685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7115" calcext:value-type="float">
            <text:p>0.712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4" calcext:value-type="float">
            <text:p>4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13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49" calcext:value-type="float">
            <text:p>0.949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08" calcext:value-type="float">
            <text:p>0.708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3" calcext:value-type="float">
            <text:p>3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8285" calcext:value-type="float">
            <text:p>0.829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2" calcext:value-type="float">
            <text:p>2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14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64" calcext:value-type="float">
            <text:p>0.864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67" calcext:value-type="float">
            <text:p>0.867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56" calcext:value-type="float">
            <text:p>0.856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3" calcext:value-type="float">
            <text:p>3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862333333333333" calcext:value-type="float">
            <text:p>0.862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3" calcext:value-type="float">
            <text:p>3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15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78" calcext:value-type="float">
            <text:p>0.87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04" calcext:value-type="float">
            <text:p>0.804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51" calcext:value-type="float">
            <text:p>0.75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78" calcext:value-type="float">
            <text:p>0.778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4" calcext:value-type="float">
            <text:p>4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80275" calcext:value-type="float">
            <text:p>0.803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4" calcext:value-type="float">
            <text:p>4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16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65" calcext:value-type="float">
            <text:p>0.86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04" calcext:value-type="float">
            <text:p>0.804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85" calcext:value-type="float">
            <text:p>0.88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52" calcext:value-type="float">
            <text:p>0.852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37" calcext:value-type="float">
            <text:p>0.637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06" calcext:value-type="float">
            <text:p>0.806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28" calcext:value-type="float">
            <text:p>0.72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528" calcext:value-type="float">
            <text:p>0.528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9" calcext:value-type="float">
            <text:p>9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763125" calcext:value-type="float">
            <text:p>0.763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8" calcext:value-type="float">
            <text:p>8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17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53" calcext:value-type="float">
            <text:p>0.85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94" calcext:value-type="float">
            <text:p>0.794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55" calcext:value-type="float">
            <text:p>0.85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26" calcext:value-type="float">
            <text:p>0.626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07" calcext:value-type="float">
            <text:p>0.707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95" calcext:value-type="float">
            <text:p>0.695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9" calcext:value-type="float">
            <text:p>9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755" calcext:value-type="float">
            <text:p>0.755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6" calcext:value-type="float">
            <text:p>6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3" calcext:value-type="float">
            <text:p>3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18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78" calcext:value-type="float">
            <text:p>0.67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09" calcext:value-type="float">
            <text:p>0.809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01" calcext:value-type="float">
            <text:p>0.70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29" calcext:value-type="float">
            <text:p>0.829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84" calcext:value-type="float">
            <text:p>0.884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24" calcext:value-type="float">
            <text:p>0.824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8" calcext:value-type="float">
            <text:p>8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7875" calcext:value-type="float">
            <text:p>0.788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6" calcext:value-type="float">
            <text:p>6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2" calcext:value-type="float">
            <text:p>2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19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33" calcext:value-type="float">
            <text:p>0.93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38" calcext:value-type="float">
            <text:p>0.63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71" calcext:value-type="float">
            <text:p>0.67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391" calcext:value-type="float">
            <text:p>0.391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7" calcext:value-type="float">
            <text:p>7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65825" calcext:value-type="float">
            <text:p>0.658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4" calcext:value-type="float">
            <text:p>4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3" calcext:value-type="float">
            <text:p>3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3" calcext:value-type="float">
            <text:p>3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2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35" calcext:value-type="float">
            <text:p>0.93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8" calcext:value-type="float">
            <text:p>0.78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68" calcext:value-type="float">
            <text:p>0.668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3" calcext:value-type="float">
            <text:p>3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794333333333333" calcext:value-type="float">
            <text:p>0.794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3" calcext:value-type="float">
            <text:p>3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 table:number-rows-repeated="1048375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YOLOv3_original" table:style-name="ta1">
        <table:table-column table:style-name="co1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14" table:number-columns-repeated="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3">
          <table:table-cell office:value-type="string" calcext:value-type="string">
            <text:p>Image 1</text:p>
          </table:table-cell>
          <table:table-cell table:number-columns-repeated="3"/>
          <table:table-cell table:style-name="ce7"/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The number of true detections is </text:p>
          </table:table-cell>
          <table:table-cell table:style-name="ce6" table:formula="of:=SUMIF([.$A$2:.$A$209];[.H1];[.$B$2:.$B$209])" office:value-type="float" office:value="103" calcext:value-type="float">
            <text:p>103.00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93" calcext:value-type="float">
            <text:p>0.893</text:p>
          </table:table-cell>
          <table:table-cell office:value-type="string" calcext:value-type="string">
            <text:p>Good</text:p>
          </table:table-cell>
          <table:table-cell table:formula="of:=COUNTIF([.$B$2:.$B$209];[.E2])" office:value-type="float" office:value="62" calcext:value-type="float">
            <text:p>62</text:p>
          </table:table-cell>
          <table:table-cell table:style-name="ce8" table:formula="of:=([.F2]/[.$I$3])" office:value-type="percentage" office:value="0.738095238095238" calcext:value-type="percentage">
            <text:p>73.81%</text:p>
          </table:table-cell>
          <table:table-cell office:value-type="string" calcext:value-type="string">
            <text:p>The media for the image is </text:p>
          </table:table-cell>
          <table:table-cell table:style-name="ce6" table:formula="of:=(SUMIF([.$A$2:.$A$209];[.H2];[.$B$2:.$B$209]))/20" office:value-type="float" office:value="0.64732003968254" calcext:value-type="float">
            <text:p>0.647</text:p>
          </table:table-cell>
          <table:table-cell office:value-type="string" calcext:value-type="string">
            <text:p>Detectado</text:p>
          </table:table-cell>
          <table:table-cell table:style-name="ce8" table:formula="of:=[.I3]/[.$I$1]" office:value-type="percentage" office:value="0.815533980582524" calcext:value-type="percentage">
            <text:p>81.55%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519" calcext:value-type="float">
            <text:p>0.519</text:p>
          </table:table-cell>
          <table:table-cell office:value-type="string" calcext:value-type="string">
            <text:p>Poor</text:p>
          </table:table-cell>
          <table:table-cell table:formula="of:=COUNTIF([.$B$2:.$B$209];[.E3])" office:value-type="float" office:value="14" calcext:value-type="float">
            <text:p>14</text:p>
          </table:table-cell>
          <table:table-cell table:style-name="ce8" table:formula="of:=([.F3]/[.$I$3])" office:value-type="percentage" office:value="0.166666666666667" calcext:value-type="percentage">
            <text:p>16.67%</text:p>
          </table:table-cell>
          <table:table-cell office:value-type="string" calcext:value-type="string">
            <text:p>The number of matches is </text:p>
          </table:table-cell>
          <table:table-cell table:style-name="ce6" table:formula="of:=SUMIF([.$A$2:.$A$209];[.H3];[.$B$2:.$B$209])" office:value-type="float" office:value="84" calcext:value-type="float">
            <text:p>84.000</text:p>
          </table:table-cell>
          <table:table-cell office:value-type="string" calcext:value-type="string">
            <text:p>Mal detectado</text:p>
          </table:table-cell>
          <table:table-cell table:style-name="ce8" table:formula="of:=[.I4]/[.$I$1]" office:value-type="percentage" office:value="0.0970873786407767" calcext:value-type="percentage">
            <text:p>9.71%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151" calcext:value-type="float">
            <text:p>0.151</text:p>
          </table:table-cell>
          <table:table-cell office:value-type="string" calcext:value-type="string">
            <text:p>Excellent</text:p>
          </table:table-cell>
          <table:table-cell table:formula="of:=COUNTIF([.$B$2:.$B$209];[.E4])" office:value-type="float" office:value="8" calcext:value-type="float">
            <text:p>8</text:p>
          </table:table-cell>
          <table:table-cell table:style-name="ce8" table:formula="of:=([.F4]/[.$I$3])" office:value-type="percentage" office:value="0.0952380952380952" calcext:value-type="percentage">
            <text:p>9.52%</text:p>
          </table:table-cell>
          <table:table-cell office:value-type="string" calcext:value-type="string">
            <text:p>The number of misdetections is </text:p>
          </table:table-cell>
          <table:table-cell table:style-name="ce6" table:formula="of:=SUMIF([.$A$2:.$A$209];[.H4];[.$B$2:.$B$209])" office:value-type="float" office:value="10" calcext:value-type="float">
            <text:p>10.000</text:p>
          </table:table-cell>
          <table:table-cell office:value-type="string" calcext:value-type="string">
            <text:p>No detectado</text:p>
          </table:table-cell>
          <table:table-cell table:style-name="ce8" table:formula="of:=[.I5]/[.$I$1]" office:value-type="percentage" office:value="0.184466019417476" calcext:value-type="percentage">
            <text:p>18.45%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The number of non detections is </text:p>
          </table:table-cell>
          <table:table-cell table:style-name="ce6" table:formula="of:=SUMIF([.$A$2:.$A$209];[.H5];[.$B$2:.$B$209])" office:value-type="float" office:value="19" calcext:value-type="float">
            <text:p>19.00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521" calcext:value-type="float">
            <text:p>0.52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Image 2</text:p>
          </table:table-cell>
          <table:table-cell table:number-columns-repeated="26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06" calcext:value-type="float">
            <text:p>0.906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458" calcext:value-type="float">
            <text:p>0.458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515" calcext:value-type="float">
            <text:p>0.515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025" calcext:value-type="float">
            <text:p>0.025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6" calcext:value-type="float">
            <text:p>6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317333333333333" calcext:value-type="float">
            <text:p>0.317333333333333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6" calcext:value-type="float">
            <text:p>6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Image 3</text:p>
          </table:table-cell>
          <table:table-cell table:number-columns-repeated="26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string" calcext:value-type="string">
            <text:p><text:s/>No detection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Image 4</text:p>
          </table:table-cell>
          <table:table-cell table:number-columns-repeated="26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32" calcext:value-type="float">
            <text:p>0.632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13" calcext:value-type="float">
            <text:p>0.713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41" calcext:value-type="float">
            <text:p>0.841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7" calcext:value-type="float">
            <text:p>7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728666666666667" calcext:value-type="float">
            <text:p>0.728666666666667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Image 5</text:p>
          </table:table-cell>
          <table:table-cell table:number-columns-repeated="26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87" calcext:value-type="float">
            <text:p>0.887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887" calcext:value-type="float">
            <text:p>0.887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Image 6</text:p>
          </table:table-cell>
          <table:table-cell table:number-columns-repeated="26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38" calcext:value-type="float">
            <text:p>0.838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02" calcext:value-type="float">
            <text:p>0.902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3" calcext:value-type="float">
            <text:p>0.73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71" calcext:value-type="float">
            <text:p>0.671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78525" calcext:value-type="float">
            <text:p>0.78525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Image 7</text:p>
          </table:table-cell>
          <table:table-cell table:number-columns-repeated="26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59" calcext:value-type="float">
            <text:p>0.859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24" calcext:value-type="float">
            <text:p>0.724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7915" calcext:value-type="float">
            <text:p>0.7915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Image 8</text:p>
          </table:table-cell>
          <table:table-cell table:number-columns-repeated="26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13" calcext:value-type="float">
            <text:p>0.713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57" calcext:value-type="float">
            <text:p>0.857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234" calcext:value-type="float">
            <text:p>0.234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556" calcext:value-type="float">
            <text:p>0.556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59" calcext:value-type="float">
            <text:p>0.59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Image 9</text:p>
          </table:table-cell>
          <table:table-cell table:number-columns-repeated="26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12" calcext:value-type="float">
            <text:p>0.912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506" calcext:value-type="float">
            <text:p>0.506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89" calcext:value-type="float">
            <text:p>0.889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452" calcext:value-type="float">
            <text:p>0.452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68975" calcext:value-type="float">
            <text:p>0.68975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Image 10</text:p>
          </table:table-cell>
          <table:table-cell table:number-columns-repeated="26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26" calcext:value-type="float">
            <text:p>0.926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34" calcext:value-type="float">
            <text:p>0.934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533" calcext:value-type="float">
            <text:p>0.533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07" calcext:value-type="float">
            <text:p>0.707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85" calcext:value-type="float">
            <text:p>0.785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97" calcext:value-type="float">
            <text:p>0.697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09" calcext:value-type="float">
            <text:p>0.709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10" calcext:value-type="float">
            <text:p>1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755857142857143" calcext:value-type="float">
            <text:p>0.755857142857143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7" calcext:value-type="float">
            <text:p>7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Image 11</text:p>
          </table:table-cell>
          <table:table-cell table:number-columns-repeated="26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86" calcext:value-type="float">
            <text:p>0.886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569" calcext:value-type="float">
            <text:p>0.569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74" calcext:value-type="float">
            <text:p>0.774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06" calcext:value-type="float">
            <text:p>0.06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57225" calcext:value-type="float">
            <text:p>0.57225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Image 12</text:p>
          </table:table-cell>
          <table:table-cell table:number-columns-repeated="26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511" calcext:value-type="float">
            <text:p>0.511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51" calcext:value-type="float">
            <text:p>0.51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44" calcext:value-type="float">
            <text:p>0.644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291" calcext:value-type="float">
            <text:p>0.291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5" calcext:value-type="float">
            <text:p>5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489" calcext:value-type="float">
            <text:p>0.489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Image 13</text:p>
          </table:table-cell>
          <table:table-cell table:number-columns-repeated="26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38" calcext:value-type="float">
            <text:p>0.838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23" calcext:value-type="float">
            <text:p>0.623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487" calcext:value-type="float">
            <text:p>0.487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Image 14</text:p>
          </table:table-cell>
          <table:table-cell table:number-columns-repeated="26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07" calcext:value-type="float">
            <text:p>0.907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92" calcext:value-type="float">
            <text:p>0.892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24" calcext:value-type="float">
            <text:p>0.824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874333333333333" calcext:value-type="float">
            <text:p>0.874333333333333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Image 15</text:p>
          </table:table-cell>
          <table:table-cell table:number-columns-repeated="26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7" calcext:value-type="float">
            <text:p>0.87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06" calcext:value-type="float">
            <text:p>0.806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81" calcext:value-type="float">
            <text:p>0.681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785666666666667" calcext:value-type="float">
            <text:p>0.785666666666667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Image 16</text:p>
          </table:table-cell>
          <table:table-cell table:number-columns-repeated="26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7" calcext:value-type="float">
            <text:p>0.87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65" calcext:value-type="float">
            <text:p>0.765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53" calcext:value-type="float">
            <text:p>0.853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1" calcext:value-type="float">
            <text:p>0.81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21" calcext:value-type="float">
            <text:p>0.721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37" calcext:value-type="float">
            <text:p>0.737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02" calcext:value-type="float">
            <text:p>0.702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1" calcext:value-type="float">
            <text:p>0.71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164" calcext:value-type="float">
            <text:p>0.164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9" calcext:value-type="float">
            <text:p>9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703555555555556" calcext:value-type="float">
            <text:p>0.703555555555556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9" calcext:value-type="float">
            <text:p>9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Image 17</text:p>
          </table:table-cell>
          <table:table-cell table:number-columns-repeated="26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92" calcext:value-type="float">
            <text:p>0.892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71" calcext:value-type="float">
            <text:p>0.871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21" calcext:value-type="float">
            <text:p>0.921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87" calcext:value-type="float">
            <text:p>0.787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537" calcext:value-type="float">
            <text:p>0.537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1" calcext:value-type="float">
            <text:p>0.81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487" calcext:value-type="float">
            <text:p>0.487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9" calcext:value-type="float">
            <text:p>9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757857142857143" calcext:value-type="float">
            <text:p>0.757857142857143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7" calcext:value-type="float">
            <text:p>7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Image 18</text:p>
          </table:table-cell>
          <table:table-cell table:number-columns-repeated="26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95" calcext:value-type="float">
            <text:p>0.795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38" calcext:value-type="float">
            <text:p>0.838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1" calcext:value-type="float">
            <text:p>0.81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8" calcext:value-type="float">
            <text:p>0.78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81" calcext:value-type="float">
            <text:p>0.681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76" calcext:value-type="float">
            <text:p>0.776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416" calcext:value-type="float">
            <text:p>0.416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728" calcext:value-type="float">
            <text:p>0.728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7" calcext:value-type="float">
            <text:p>7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Image 19</text:p>
          </table:table-cell>
          <table:table-cell table:number-columns-repeated="26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39" calcext:value-type="float">
            <text:p>0.839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48" calcext:value-type="float">
            <text:p>0.748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79" calcext:value-type="float">
            <text:p>0.779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55" calcext:value-type="float">
            <text:p>0.755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49" calcext:value-type="float">
            <text:p>0.649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267" calcext:value-type="float">
            <text:p>0.267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7" calcext:value-type="float">
            <text:p>0.77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7" calcext:value-type="float">
            <text:p>7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686714285714286" calcext:value-type="float">
            <text:p>0.686714285714286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7" calcext:value-type="float">
            <text:p>7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Image 20</text:p>
          </table:table-cell>
          <table:table-cell table:number-columns-repeated="26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28" calcext:value-type="float">
            <text:p>0.928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29" calcext:value-type="float">
            <text:p>0.829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3" calcext:value-type="float">
            <text:p>0.63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795666666666667" calcext:value-type="float">
            <text:p>0.795666666666667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</table:table>
      <table:table table:name="YOLOv3_tiny" table:style-name="ta1">
        <table:table-column table:style-name="co14" table:number-columns-repeated="2" table:default-cell-style-name="Default"/>
        <table:table-column table:style-name="co17" table:default-cell-style-name="Default"/>
        <table:table-column table:style-name="co18" table:default-cell-style-name="ce6"/>
        <table:table-column table:style-name="co14" table:default-cell-style-name="ce6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1" table:default-cell-style-name="Default"/>
        <table:table-row table:style-name="ro3">
          <table:table-cell office:value-type="string" calcext:value-type="string">
            <text:p>Image 1</text:p>
          </table:table-cell>
          <table:table-cell table:number-columns-repeated="4"/>
          <table:table-cell table:style-name="ce7"/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The number of true detections is </text:p>
          </table:table-cell>
          <table:table-cell table:formula="of:=SUMIF([.$C$2:.$C$250];[.I1];[.$E$2:.$E$250])" office:value-type="float" office:value="103" calcext:value-type="float">
            <text:p>10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72" calcext:value-type="float">
            <text:p>0.672</text:p>
          </table:table-cell>
          <table:table-cell/>
          <table:table-cell office:value-type="string" calcext:value-type="string">
            <text:p>Good</text:p>
          </table:table-cell>
          <table:table-cell table:formula="of:=COUNTIF([.$B$2:.$B$250];[.F2])" office:value-type="float" office:value="61" calcext:value-type="float">
            <text:p>61</text:p>
          </table:table-cell>
          <table:table-cell table:style-name="ce8" table:formula="of:=([.G2]/[.$J$3])" office:value-type="percentage" office:value="0.701149425287356" calcext:value-type="percentage">
            <text:p>70.11%</text:p>
          </table:table-cell>
          <table:table-cell office:value-type="string" calcext:value-type="string">
            <text:p>The media for the image is </text:p>
          </table:table-cell>
          <table:table-cell table:style-name="ce6" table:formula="of:=(SUMIF([.$C$2:.$C$250];[.I2];[.$E$2:.$E$250]))/20" office:value-type="float" office:value="0.627955595238095" calcext:value-type="float">
            <text:p>0.628</text:p>
          </table:table-cell>
          <table:table-cell office:value-type="string" calcext:value-type="string">
            <text:p>Detectado</text:p>
          </table:table-cell>
          <table:table-cell table:style-name="ce8" table:formula="of:=[.J3]/[.$J$1]" office:value-type="percentage" office:value="0.844660194174757" calcext:value-type="percentage">
            <text:p>84.47%</text:p>
          </table:table-cell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127" calcext:value-type="float">
            <text:p>0.127</text:p>
          </table:table-cell>
          <table:table-cell/>
          <table:table-cell office:value-type="string" calcext:value-type="string">
            <text:p>Poor</text:p>
          </table:table-cell>
          <table:table-cell table:formula="of:=COUNTIF([.$B$2:.$B$250];[.F3])" office:value-type="float" office:value="23" calcext:value-type="float">
            <text:p>23</text:p>
          </table:table-cell>
          <table:table-cell table:style-name="ce8" table:formula="of:=([.G3]/[.$J$3])" office:value-type="percentage" office:value="0.264367816091954" calcext:value-type="percentage">
            <text:p>26.44%</text:p>
          </table:table-cell>
          <table:table-cell office:value-type="string" calcext:value-type="string">
            <text:p>The number of matches is </text:p>
          </table:table-cell>
          <table:table-cell table:formula="of:=SUMIF([.$C$2:.$C$250];[.I3];[.$E$2:.$E$250])" office:value-type="float" office:value="87" calcext:value-type="float">
            <text:p>87</text:p>
          </table:table-cell>
          <table:table-cell office:value-type="string" calcext:value-type="string">
            <text:p>Mal detectado</text:p>
          </table:table-cell>
          <table:table-cell table:style-name="ce8" table:formula="of:=[.J4]/[.$J$1]" office:value-type="percentage" office:value="0.087378640776699" calcext:value-type="percentage">
            <text:p>8.74%</text:p>
          </table:table-cell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77" calcext:value-type="float">
            <text:p>0.777</text:p>
          </table:table-cell>
          <table:table-cell/>
          <table:table-cell office:value-type="string" calcext:value-type="string">
            <text:p>Excellent</text:p>
          </table:table-cell>
          <table:table-cell table:formula="of:=COUNTIF([.$B$2:.$B$250];[.F4])" office:value-type="float" office:value="3" calcext:value-type="float">
            <text:p>3</text:p>
          </table:table-cell>
          <table:table-cell table:style-name="ce8" table:formula="of:=([.G4]/[.$J$3])" office:value-type="percentage" office:value="0.0344827586206897" calcext:value-type="percentage">
            <text:p>3.45%</text:p>
          </table:table-cell>
          <table:table-cell office:value-type="string" calcext:value-type="string">
            <text:p>The number of misdetections is </text:p>
          </table:table-cell>
          <table:table-cell table:formula="of:=SUMIF([.$C$2:.$C$250];[.I4];[.$E$2:.$E$250])" office:value-type="float" office:value="9" calcext:value-type="float">
            <text:p>9</text:p>
          </table:table-cell>
          <table:table-cell office:value-type="string" calcext:value-type="string">
            <text:p>No detectado</text:p>
          </table:table-cell>
          <table:table-cell table:style-name="ce8" table:formula="of:=[.J5]/[.$J$1]" office:value-type="percentage" office:value="0.155339805825243" calcext:value-type="percentage">
            <text:p>15.53%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4" calcext:value-type="float">
            <text:p>4.000</text:p>
          </table:table-cell>
          <table:table-cell table:number-columns-repeated="3"/>
          <table:table-cell office:value-type="string" calcext:value-type="string">
            <text:p>The number of non detections is </text:p>
          </table:table-cell>
          <table:table-cell table:formula="of:=SUMIF([.$C$2:.$C$250];[.I5];[.$E$2:.$E$250])"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525333333333333" calcext:value-type="float">
            <text:p>0.525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3" calcext:value-type="float">
            <text:p>3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2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95" calcext:value-type="float">
            <text:p>0.69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468" calcext:value-type="float">
            <text:p>0.46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01" calcext:value-type="float">
            <text:p>0.901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6" calcext:value-type="float">
            <text:p>6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688" calcext:value-type="float">
            <text:p>0.688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3" calcext:value-type="float">
            <text:p>3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3" calcext:value-type="float">
            <text:p>3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3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34" calcext:value-type="float">
            <text:p>0.734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734" calcext:value-type="float">
            <text:p>0.734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4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59" calcext:value-type="float">
            <text:p>0.59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.00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63" calcext:value-type="float">
            <text:p>0.66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79" calcext:value-type="float">
            <text:p>0.679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18" calcext:value-type="float">
            <text:p>0.71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299" calcext:value-type="float">
            <text:p>0.299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7" calcext:value-type="float">
            <text:p>7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4915" calcext:value-type="float">
            <text:p>0.492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6" calcext:value-type="float">
            <text:p>6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5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09" calcext:value-type="float">
            <text:p>0.809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36" calcext:value-type="float">
            <text:p>0.736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2" calcext:value-type="float">
            <text:p>2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7725" calcext:value-type="float">
            <text:p>0.773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2" calcext:value-type="float">
            <text:p>2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6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29" calcext:value-type="float">
            <text:p>0.629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04" calcext:value-type="float">
            <text:p>0.604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58" calcext:value-type="float">
            <text:p>0.75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427" calcext:value-type="float">
            <text:p>0.427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82" calcext:value-type="float">
            <text:p>0.682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91" calcext:value-type="float">
            <text:p>0.89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03" calcext:value-type="float">
            <text:p>0.603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8" calcext:value-type="float">
            <text:p>8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656285714285714" calcext:value-type="float">
            <text:p>0.656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7" calcext:value-type="float">
            <text:p>7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^[Image 7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21" calcext:value-type="float">
            <text:p>0.82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69" calcext:value-type="float">
            <text:p>0.669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2" calcext:value-type="float">
            <text:p>2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745" calcext:value-type="float">
            <text:p>0.745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2" calcext:value-type="float">
            <text:p>2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8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35" calcext:value-type="float">
            <text:p>0.63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86" calcext:value-type="float">
            <text:p>0.886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219" calcext:value-type="float">
            <text:p>0.219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437" calcext:value-type="float">
            <text:p>0.437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4" calcext:value-type="float">
            <text:p>4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54425" calcext:value-type="float">
            <text:p>0.544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4" calcext:value-type="float">
            <text:p>4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9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06" calcext:value-type="float">
            <text:p>0.906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122" calcext:value-type="float">
            <text:p>0.122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403" calcext:value-type="float">
            <text:p>0.403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4" calcext:value-type="float">
            <text:p>4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477" calcext:value-type="float">
            <text:p>0.477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3" calcext:value-type="float">
            <text:p>3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1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89" calcext:value-type="float">
            <text:p>0.689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53" calcext:value-type="float">
            <text:p>0.65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474" calcext:value-type="float">
            <text:p>0.474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" calcext:value-type="float">
            <text:p>0.70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46" calcext:value-type="float">
            <text:p>0.646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2" calcext:value-type="float">
            <text:p>0.72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84" calcext:value-type="float">
            <text:p>0.684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14" calcext:value-type="float">
            <text:p>0.14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513" calcext:value-type="float">
            <text:p>0.51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302" calcext:value-type="float">
            <text:p>0.302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10" calcext:value-type="float">
            <text:p>1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5521" calcext:value-type="float">
            <text:p>0.552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10" calcext:value-type="float">
            <text:p>1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11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44" calcext:value-type="float">
            <text:p>0.844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45" calcext:value-type="float">
            <text:p>0.84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296" calcext:value-type="float">
            <text:p>0.296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06" calcext:value-type="float">
            <text:p>0.06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4" calcext:value-type="float">
            <text:p>4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51125" calcext:value-type="float">
            <text:p>0.511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4" calcext:value-type="float">
            <text:p>4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12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87" calcext:value-type="float">
            <text:p>0.787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594" calcext:value-type="float">
            <text:p>0.594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85" calcext:value-type="float">
            <text:p>0.68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4" calcext:value-type="float">
            <text:p>0.64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6765" calcext:value-type="float">
            <text:p>0.677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4" calcext:value-type="float">
            <text:p>4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13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86" calcext:value-type="float">
            <text:p>0.686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433" calcext:value-type="float">
            <text:p>0.433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3" calcext:value-type="float">
            <text:p>3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5595" calcext:value-type="float">
            <text:p>0.56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2" calcext:value-type="float">
            <text:p>2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14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9" calcext:value-type="float">
            <text:p>0.89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74" calcext:value-type="float">
            <text:p>0.774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04" calcext:value-type="float">
            <text:p>0.804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3" calcext:value-type="float">
            <text:p>3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822666666666667" calcext:value-type="float">
            <text:p>0.823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3" calcext:value-type="float">
            <text:p>3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15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9" calcext:value-type="float">
            <text:p>0.79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83" calcext:value-type="float">
            <text:p>0.88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57" calcext:value-type="float">
            <text:p>0.757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563" calcext:value-type="float">
            <text:p>0.563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4" calcext:value-type="float">
            <text:p>4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74825" calcext:value-type="float">
            <text:p>0.748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4" calcext:value-type="float">
            <text:p>4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16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57" calcext:value-type="float">
            <text:p>0.757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22" calcext:value-type="float">
            <text:p>0.622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168" calcext:value-type="float">
            <text:p>0.16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06" calcext:value-type="float">
            <text:p>0.706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85" calcext:value-type="float">
            <text:p>0.68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32" calcext:value-type="float">
            <text:p>0.932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134" calcext:value-type="float">
            <text:p>0.134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9" calcext:value-type="float">
            <text:p>9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572" calcext:value-type="float">
            <text:p>0.572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7" calcext:value-type="float">
            <text:p>7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2" calcext:value-type="float">
            <text:p>2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17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65" calcext:value-type="float">
            <text:p>0.66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23" calcext:value-type="float">
            <text:p>0.62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94" calcext:value-type="float">
            <text:p>0.794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59" calcext:value-type="float">
            <text:p>0.759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499" calcext:value-type="float">
            <text:p>0.499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57" calcext:value-type="float">
            <text:p>0.757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356" calcext:value-type="float">
            <text:p>0.356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9" calcext:value-type="float">
            <text:p>9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636142857142857" calcext:value-type="float">
            <text:p>0.636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7" calcext:value-type="float">
            <text:p>7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2" calcext:value-type="float">
            <text:p>2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18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54" calcext:value-type="float">
            <text:p>0.654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09" calcext:value-type="float">
            <text:p>0.809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75" calcext:value-type="float">
            <text:p>0.67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507" calcext:value-type="float">
            <text:p>0.507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11" calcext:value-type="float">
            <text:p>0.61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171" calcext:value-type="float">
            <text:p>0.171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8" calcext:value-type="float">
            <text:p>8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571166666666667" calcext:value-type="float">
            <text:p>0.571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6" calcext:value-type="float">
            <text:p>6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2" calcext:value-type="float">
            <text:p>2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19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36" calcext:value-type="float">
            <text:p>0.836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432" calcext:value-type="float">
            <text:p>0.432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22" calcext:value-type="float">
            <text:p>0.822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161" calcext:value-type="float">
            <text:p>0.16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58" calcext:value-type="float">
            <text:p>0.85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57" calcext:value-type="float">
            <text:p>0.657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7" calcext:value-type="float">
            <text:p>7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627666666666667" calcext:value-type="float">
            <text:p>0.628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6" calcext:value-type="float">
            <text:p>6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2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85" calcext:value-type="float">
            <text:p>0.88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67" calcext:value-type="float">
            <text:p>0.667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392" calcext:value-type="float">
            <text:p>0.392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3" calcext:value-type="float">
            <text:p>3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648" calcext:value-type="float">
            <text:p>0.648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3" calcext:value-type="float">
            <text:p>3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 table:number-rows-repeated="1048368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YOLOv3_tiny_original" table:style-name="ta1">
        <table:table-column table:style-name="co1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1" table:default-cell-style-name="Default"/>
        <table:table-row table:style-name="ro3">
          <table:table-cell office:value-type="string" calcext:value-type="string">
            <text:p>Image 1</text:p>
          </table:table-cell>
          <table:table-cell table:number-columns-repeated="3"/>
          <table:table-cell table:style-name="ce7"/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The number of true detections is </text:p>
          </table:table-cell>
          <table:table-cell table:style-name="ce6" table:formula="of:=SUMIF([.$A$2:.$A$209];[.H1];[.$B$2:.$B$209])" office:value-type="float" office:value="103" calcext:value-type="float">
            <text:p>103.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Good</text:p>
          </table:table-cell>
          <table:table-cell table:formula="of:=COUNTIF([.$B$2:.$B$209];[.E2])" office:value-type="float" office:value="2" calcext:value-type="float">
            <text:p>2</text:p>
          </table:table-cell>
          <table:table-cell table:style-name="ce8" table:formula="of:=([.F2]/[.$I$3])" office:value-type="percentage" office:value="0.0666666666666667" calcext:value-type="percentage">
            <text:p>6.67%</text:p>
          </table:table-cell>
          <table:table-cell office:value-type="string" calcext:value-type="string">
            <text:p>The media for the image is </text:p>
          </table:table-cell>
          <table:table-cell table:style-name="ce6" table:formula="of:=(SUMIF([.$A$2:.$A$209];[.H2];[.$B$2:.$B$209]))/20" office:value-type="float" office:value="0.243814166666667" calcext:value-type="float">
            <text:p>0.244</text:p>
          </table:table-cell>
          <table:table-cell office:value-type="string" calcext:value-type="string">
            <text:p>Detectado</text:p>
          </table:table-cell>
          <table:table-cell table:style-name="ce8" table:formula="of:=[.I3]/[.$I$1]" office:value-type="percentage" office:value="0.29126213592233" calcext:value-type="percentage">
            <text:p>29.13%</text:p>
          </table:table-cell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oor</text:p>
          </table:table-cell>
          <table:table-cell table:formula="of:=COUNTIF([.$B$2:.$B$209];[.E3])" office:value-type="float" office:value="28" calcext:value-type="float">
            <text:p>28</text:p>
          </table:table-cell>
          <table:table-cell table:style-name="ce8" table:formula="of:=([.F3]/[.$I$3])" office:value-type="percentage" office:value="0.933333333333333" calcext:value-type="percentage">
            <text:p>93.33%</text:p>
          </table:table-cell>
          <table:table-cell office:value-type="string" calcext:value-type="string">
            <text:p>The number of matches is </text:p>
          </table:table-cell>
          <table:table-cell table:style-name="ce6" table:formula="of:=SUMIF([.$A$2:.$A$209];[.H3];[.$B$2:.$B$209])" office:value-type="float" office:value="30" calcext:value-type="float">
            <text:p>30.000</text:p>
          </table:table-cell>
          <table:table-cell office:value-type="string" calcext:value-type="string">
            <text:p>Mal detectado</text:p>
          </table:table-cell>
          <table:table-cell table:style-name="ce8" table:formula="of:=[.I4]/[.$I$1]" office:value-type="percentage" office:value="0.0776699029126214" calcext:value-type="percentage">
            <text:p>7.77%</text:p>
          </table:table-cell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string" calcext:value-type="string">
            <text:p>Excellent</text:p>
          </table:table-cell>
          <table:table-cell table:formula="of:=COUNTIF([.$B$2:.$B$209];[.E4])" office:value-type="float" office:value="0" calcext:value-type="float">
            <text:p>0</text:p>
          </table:table-cell>
          <table:table-cell table:style-name="ce8" table:formula="of:=([.F4]/[.$I$3])" office:value-type="percentage" office:value="0" calcext:value-type="percentage">
            <text:p>0.00%</text:p>
          </table:table-cell>
          <table:table-cell office:value-type="string" calcext:value-type="string">
            <text:p>The number of misdetections is </text:p>
          </table:table-cell>
          <table:table-cell table:style-name="ce6" table:formula="of:=SUMIF([.$A$2:.$A$209];[.H4];[.$B$2:.$B$209])" office:value-type="float" office:value="8" calcext:value-type="float">
            <text:p>8.000</text:p>
          </table:table-cell>
          <table:table-cell office:value-type="string" calcext:value-type="string">
            <text:p>No detectado</text:p>
          </table:table-cell>
          <table:table-cell table:style-name="ce8" table:formula="of:=[.I5]/[.$I$1]" office:value-type="percentage" office:value="0.70873786407767" calcext:value-type="percentage">
            <text:p>70.87%</text:p>
          </table:table-cell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The number of non detections is </text:p>
          </table:table-cell>
          <table:table-cell table:style-name="ce6" table:formula="of:=SUMIF([.$A$2:.$A$209];[.H5];[.$B$2:.$B$209])" office:value-type="float" office:value="73" calcext:value-type="float">
            <text:p>73.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mage 2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324" calcext:value-type="float">
            <text:p>0.32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324" calcext:value-type="float">
            <text:p>0.324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mage 3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string" calcext:value-type="string">
            <text:p><text:s/>No detection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mage 4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287" calcext:value-type="float">
            <text:p>0.28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287" calcext:value-type="float">
            <text:p>0.287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mage 5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string" calcext:value-type="string">
            <text:p><text:s/>No detection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mage 6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132" calcext:value-type="float">
            <text:p>0.132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244" calcext:value-type="float">
            <text:p>0.24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221" calcext:value-type="float">
            <text:p>0.22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199" calcext:value-type="float">
            <text:p>0.199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mage 7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25" calcext:value-type="float">
            <text:p>0.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246" calcext:value-type="float">
            <text:p>0.246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248" calcext:value-type="float">
            <text:p>0.248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mage 8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395" calcext:value-type="float">
            <text:p>0.39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1975" calcext:value-type="float">
            <text:p>0.197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mage 9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212" calcext:value-type="float">
            <text:p>0.212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212" calcext:value-type="float">
            <text:p>0.212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mage 10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215" calcext:value-type="float">
            <text:p>0.21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215" calcext:value-type="float">
            <text:p>0.21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mage 11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string" calcext:value-type="string">
            <text:p><text:s/>No detection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mage 12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string" calcext:value-type="string">
            <text:p><text:s/>No detection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mage 13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string" calcext:value-type="string">
            <text:p><text:s/>No detection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mage 14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302" calcext:value-type="float">
            <text:p>0.302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327" calcext:value-type="float">
            <text:p>0.32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3145" calcext:value-type="float">
            <text:p>0.314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mage 15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285" calcext:value-type="float">
            <text:p>0.28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379" calcext:value-type="float">
            <text:p>0.379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332" calcext:value-type="float">
            <text:p>0.332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mage 16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202" calcext:value-type="float">
            <text:p>0.202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299" calcext:value-type="float">
            <text:p>0.299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113" calcext:value-type="float">
            <text:p>0.11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282" calcext:value-type="float">
            <text:p>0.282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205" calcext:value-type="float">
            <text:p>0.20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2202" calcext:value-type="float">
            <text:p>0.2202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mage 17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12" calcext:value-type="float">
            <text:p>0.812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812" calcext:value-type="float">
            <text:p>0.812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mage 18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128" calcext:value-type="float">
            <text:p>0.128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164" calcext:value-type="float">
            <text:p>0.16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171" calcext:value-type="float">
            <text:p>0.17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154333333333333" calcext:value-type="float">
            <text:p>0.15433333333333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mage 19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293" calcext:value-type="float">
            <text:p>0.29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366" calcext:value-type="float">
            <text:p>0.366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307" calcext:value-type="float">
            <text:p>0.30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477" calcext:value-type="float">
            <text:p>0.47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36075" calcext:value-type="float">
            <text:p>0.3607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mage 20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5" calcext:value-type="float">
            <text:p>0.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75" calcext:value-type="float">
            <text:p>0.7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</table:table>
      <table:table table:name="Inception" table:style-name="ta1">
        <table:table-column table:style-name="co3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6"/>
        <table:table-column table:style-name="co19" table:default-cell-style-name="ce6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5" table:default-cell-style-name="ce6"/>
        <table:table-column table:style-name="co22" table:default-cell-style-name="Default"/>
        <table:table-column table:style-name="co21" table:default-cell-style-name="Default"/>
        <table:table-column table:style-name="co7" table:number-columns-repeated="6" table:default-cell-style-name="Default"/>
        <table:table-row table:style-name="ro3">
          <table:table-cell office:value-type="string" calcext:value-type="string">
            <text:p>Image 1</text:p>
          </table:table-cell>
          <table:table-cell table:number-columns-repeated="4"/>
          <table:table-cell table:style-name="ce7"/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The number of true detections is </text:p>
          </table:table-cell>
          <table:table-cell table:formula="of:=SUMIF([.$C$2:.$C$250];[.I1];[.$E$2:.$E$250])" office:value-type="float" office:value="103" calcext:value-type="float">
            <text:p>103.00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67" calcext:value-type="float">
            <text:p>0.867</text:p>
          </table:table-cell>
          <table:table-cell/>
          <table:table-cell office:value-type="string" calcext:value-type="string">
            <text:p>Good</text:p>
          </table:table-cell>
          <table:table-cell table:formula="of:=COUNTIF([.$B$2:.$B$250];[.F2])" office:value-type="float" office:value="75" calcext:value-type="float">
            <text:p>75</text:p>
          </table:table-cell>
          <table:table-cell table:style-name="ce8" table:formula="of:=([.G2]/[.$J$3])" office:value-type="percentage" office:value="0.833333333333333" calcext:value-type="percentage">
            <text:p>83.33%</text:p>
          </table:table-cell>
          <table:table-cell office:value-type="string" calcext:value-type="string">
            <text:p>The media for the image is </text:p>
          </table:table-cell>
          <table:table-cell table:formula="of:=(SUMIF([.$C$2:.$C$250];[.I2];[.$E$2:.$E$250]))/20" office:value-type="float" office:value="0.827044365079365" calcext:value-type="float">
            <text:p>0.827</text:p>
          </table:table-cell>
          <table:table-cell office:value-type="string" calcext:value-type="string">
            <text:p>Detectado</text:p>
          </table:table-cell>
          <table:table-cell table:style-name="ce8" table:formula="of:=[.J3]/[.$J$1]" office:value-type="percentage" office:value="0.87378640776699" calcext:value-type="percentage">
            <text:p>87.38%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46" calcext:value-type="float">
            <text:p>0.846</text:p>
          </table:table-cell>
          <table:table-cell/>
          <table:table-cell office:value-type="string" calcext:value-type="string">
            <text:p>Poor</text:p>
          </table:table-cell>
          <table:table-cell table:formula="of:=COUNTIF([.$B$2:.$B$250];[.F3])" office:value-type="float" office:value="1" calcext:value-type="float">
            <text:p>1</text:p>
          </table:table-cell>
          <table:table-cell table:style-name="ce8" table:formula="of:=([.G3]/[.$J$3])" office:value-type="percentage" office:value="0.0111111111111111" calcext:value-type="percentage">
            <text:p>1.11%</text:p>
          </table:table-cell>
          <table:table-cell office:value-type="string" calcext:value-type="string">
            <text:p>The number of matches is </text:p>
          </table:table-cell>
          <table:table-cell table:formula="of:=SUMIF([.$C$2:.$C$250];[.I3];[.$E$2:.$E$250])" office:value-type="float" office:value="90" calcext:value-type="float">
            <text:p>90.000</text:p>
          </table:table-cell>
          <table:table-cell office:value-type="string" calcext:value-type="string">
            <text:p>Mal detectado</text:p>
          </table:table-cell>
          <table:table-cell table:style-name="ce8" table:formula="of:=[.J4]/[.$J$1]" office:value-type="percentage" office:value="0.087378640776699" calcext:value-type="percentage">
            <text:p>8.74%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8" calcext:value-type="float">
            <text:p>0.880</text:p>
          </table:table-cell>
          <table:table-cell/>
          <table:table-cell office:value-type="string" calcext:value-type="string">
            <text:p>Excellent</text:p>
          </table:table-cell>
          <table:table-cell table:formula="of:=COUNTIF([.$B$2:.$B$250];[.F4])" office:value-type="float" office:value="14" calcext:value-type="float">
            <text:p>14</text:p>
          </table:table-cell>
          <table:table-cell table:style-name="ce8" table:formula="of:=([.G4]/[.$J$3])" office:value-type="percentage" office:value="0.155555555555556" calcext:value-type="percentage">
            <text:p>15.56%</text:p>
          </table:table-cell>
          <table:table-cell office:value-type="string" calcext:value-type="string">
            <text:p>The number of misdetections is </text:p>
          </table:table-cell>
          <table:table-cell table:formula="of:=SUMIF([.$C$2:.$C$250];[.I4];[.$E$2:.$E$250])" office:value-type="float" office:value="9" calcext:value-type="float">
            <text:p>9.000</text:p>
          </table:table-cell>
          <table:table-cell office:value-type="string" calcext:value-type="string">
            <text:p>No detectado</text:p>
          </table:table-cell>
          <table:table-cell table:style-name="ce8" table:formula="of:=[.J5]/[.$J$1]" office:value-type="percentage" office:value="0.12621359223301" calcext:value-type="percentage">
            <text:p>12.62%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4" calcext:value-type="float">
            <text:p>4.000</text:p>
          </table:table-cell>
          <table:table-cell table:number-columns-repeated="3"/>
          <table:table-cell office:value-type="string" calcext:value-type="string">
            <text:p>The number of non detections is </text:p>
          </table:table-cell>
          <table:table-cell table:formula="of:=SUMIF([.$C$2:.$C$250];[.I5];[.$E$2:.$E$250])" office:value-type="float" office:value="13" calcext:value-type="float">
            <text:p>13.00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864333333333333" calcext:value-type="float">
            <text:p>0.864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3" calcext:value-type="float">
            <text:p>3.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Image 2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72" calcext:value-type="float">
            <text:p>0.872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98" calcext:value-type="float">
            <text:p>0.79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87" calcext:value-type="float">
            <text:p>0.887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7" calcext:value-type="float">
            <text:p>0.770</text:p>
          </table:table-cell>
          <table:table-cell table:number-columns-repeated="14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6" calcext:value-type="float">
            <text:p>6.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83175" calcext:value-type="float">
            <text:p>0.832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4" calcext:value-type="float">
            <text:p>4.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2" calcext:value-type="float">
            <text:p>2.000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Image 3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12" calcext:value-type="float">
            <text:p>0.912</text:p>
          </table:table-cell>
          <table:table-cell table:number-columns-repeated="14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912" calcext:value-type="float">
            <text:p>0.912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Image 4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52" calcext:value-type="float">
            <text:p>0.852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63" calcext:value-type="float">
            <text:p>0.663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06" calcext:value-type="float">
            <text:p>0.90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53" calcext:value-type="float">
            <text:p>0.853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524" calcext:value-type="float">
            <text:p>0.524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3" calcext:value-type="float">
            <text:p>0.630</text:p>
          </table:table-cell>
          <table:table-cell table:number-columns-repeated="14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7" calcext:value-type="float">
            <text:p>7.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738" calcext:value-type="float">
            <text:p>0.738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6" calcext:value-type="float">
            <text:p>6.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Image 5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16" calcext:value-type="float">
            <text:p>0.91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13" calcext:value-type="float">
            <text:p>0.813</text:p>
          </table:table-cell>
          <table:table-cell table:number-columns-repeated="14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2" calcext:value-type="float">
            <text:p>2.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8645" calcext:value-type="float">
            <text:p>0.865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2" calcext:value-type="float">
            <text:p>2.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Image 6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68" calcext:value-type="float">
            <text:p>0.86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14" calcext:value-type="float">
            <text:p>0.914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95" calcext:value-type="float">
            <text:p>0.795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34" calcext:value-type="float">
            <text:p>0.934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44" calcext:value-type="float">
            <text:p>0.744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04" calcext:value-type="float">
            <text:p>0.804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08" calcext:value-type="float">
            <text:p>0.708</text:p>
          </table:table-cell>
          <table:table-cell table:number-columns-repeated="14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8" calcext:value-type="float">
            <text:p>8.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823857142857143" calcext:value-type="float">
            <text:p>0.824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7" calcext:value-type="float">
            <text:p>7.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Image 7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94" calcext:value-type="float">
            <text:p>0.894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8" calcext:value-type="float">
            <text:p>0.880</text:p>
          </table:table-cell>
          <table:table-cell table:number-columns-repeated="14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2" calcext:value-type="float">
            <text:p>2.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887" calcext:value-type="float">
            <text:p>0.887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2" calcext:value-type="float">
            <text:p>2.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^[Image 8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02" calcext:value-type="float">
            <text:p>0.802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68" calcext:value-type="float">
            <text:p>0.86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2" calcext:value-type="float">
            <text:p>0.920</text:p>
          </table:table-cell>
          <table:table-cell table:number-columns-repeated="14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4" calcext:value-type="float">
            <text:p>4.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863333333333333" calcext:value-type="float">
            <text:p>0.863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3" calcext:value-type="float">
            <text:p>3.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Image 9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65" calcext:value-type="float">
            <text:p>0.865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16" calcext:value-type="float">
            <text:p>0.81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26" calcext:value-type="float">
            <text:p>0.82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11" calcext:value-type="float">
            <text:p>0.711</text:p>
          </table:table-cell>
          <table:table-cell table:number-columns-repeated="14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4" calcext:value-type="float">
            <text:p>4.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8045" calcext:value-type="float">
            <text:p>0.805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4" calcext:value-type="float">
            <text:p>4.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Image 10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74" calcext:value-type="float">
            <text:p>0.874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19" calcext:value-type="float">
            <text:p>0.81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29" calcext:value-type="float">
            <text:p>0.72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23" calcext:value-type="float">
            <text:p>0.923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17" calcext:value-type="float">
            <text:p>0.817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52" calcext:value-type="float">
            <text:p>0.852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92" calcext:value-type="float">
            <text:p>0.692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67" calcext:value-type="float">
            <text:p>0.767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529" calcext:value-type="float">
            <text:p>0.52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35" calcext:value-type="float">
            <text:p>0.635</text:p>
          </table:table-cell>
          <table:table-cell table:number-columns-repeated="14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10" calcext:value-type="float">
            <text:p>10.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7637" calcext:value-type="float">
            <text:p>0.764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10" calcext:value-type="float">
            <text:p>10.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Image 11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6" calcext:value-type="float">
            <text:p>0.860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76" calcext:value-type="float">
            <text:p>0.87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94" calcext:value-type="float">
            <text:p>0.794</text:p>
          </table:table-cell>
          <table:table-cell table:number-columns-repeated="14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4" calcext:value-type="float">
            <text:p>4.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843333333333333" calcext:value-type="float">
            <text:p>0.843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3" calcext:value-type="float">
            <text:p>3.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Image 12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16" calcext:value-type="float">
            <text:p>0.81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31" calcext:value-type="float">
            <text:p>0.831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77" calcext:value-type="float">
            <text:p>0.877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1" calcext:value-type="float">
            <text:p>0.810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99" calcext:value-type="float">
            <text:p>0.699</text:p>
          </table:table-cell>
          <table:table-cell table:number-columns-repeated="14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8066" calcext:value-type="float">
            <text:p>0.807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Image 13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" calcext:value-type="float">
            <text:p>0.800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25" calcext:value-type="float">
            <text:p>0.825</text:p>
          </table:table-cell>
          <table:table-cell table:number-columns-repeated="14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3" calcext:value-type="float">
            <text:p>3.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8125" calcext:value-type="float">
            <text:p>0.813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2" calcext:value-type="float">
            <text:p>2.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Image 14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63" calcext:value-type="float">
            <text:p>0.863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" calcext:value-type="float">
            <text:p>0.900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8" calcext:value-type="float">
            <text:p>0.880</text:p>
          </table:table-cell>
          <table:table-cell table:number-columns-repeated="14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3" calcext:value-type="float">
            <text:p>3.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881" calcext:value-type="float">
            <text:p>0.881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3" calcext:value-type="float">
            <text:p>3.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Image 15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22" calcext:value-type="float">
            <text:p>0.822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93" calcext:value-type="float">
            <text:p>0.893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98" calcext:value-type="float">
            <text:p>0.89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3" calcext:value-type="float">
            <text:p>0.830</text:p>
          </table:table-cell>
          <table:table-cell table:number-columns-repeated="14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4" calcext:value-type="float">
            <text:p>4.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86075" calcext:value-type="float">
            <text:p>0.861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4" calcext:value-type="float">
            <text:p>4.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Image 16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03" calcext:value-type="float">
            <text:p>0.903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55" calcext:value-type="float">
            <text:p>0.855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18" calcext:value-type="float">
            <text:p>0.91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7" calcext:value-type="float">
            <text:p>0.870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12" calcext:value-type="float">
            <text:p>0.812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9" calcext:value-type="float">
            <text:p>0.790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79" calcext:value-type="float">
            <text:p>0.67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06" calcext:value-type="float">
            <text:p>0.90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57" calcext:value-type="float">
            <text:p>0.657</text:p>
          </table:table-cell>
          <table:table-cell table:number-columns-repeated="14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9" calcext:value-type="float">
            <text:p>9.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821111111111111" calcext:value-type="float">
            <text:p>0.821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9" calcext:value-type="float">
            <text:p>9.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2" calcext:value-type="float">
            <text:p>2.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Image 17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74" calcext:value-type="float">
            <text:p>0.874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05" calcext:value-type="float">
            <text:p>0.905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69" calcext:value-type="float">
            <text:p>0.86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05" calcext:value-type="float">
            <text:p>0.805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87" calcext:value-type="float">
            <text:p>0.887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67" calcext:value-type="float">
            <text:p>0.667</text:p>
          </table:table-cell>
          <table:table-cell table:number-columns-repeated="14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9" calcext:value-type="float">
            <text:p>9.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8345" calcext:value-type="float">
            <text:p>0.835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6" calcext:value-type="float">
            <text:p>6.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2" calcext:value-type="float">
            <text:p>2.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3" calcext:value-type="float">
            <text:p>3.000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Image 18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36" calcext:value-type="float">
            <text:p>0.83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56" calcext:value-type="float">
            <text:p>0.85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3" calcext:value-type="float">
            <text:p>0.830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63" calcext:value-type="float">
            <text:p>0.863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92" calcext:value-type="float">
            <text:p>0.792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12" calcext:value-type="float">
            <text:p>0.612</text:p>
          </table:table-cell>
          <table:table-cell table:number-columns-repeated="14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8" calcext:value-type="float">
            <text:p>8.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798166666666667" calcext:value-type="float">
            <text:p>0.798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6" calcext:value-type="float">
            <text:p>6.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2" calcext:value-type="float">
            <text:p>2.000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Image 19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46" calcext:value-type="float">
            <text:p>0.94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19" calcext:value-type="float">
            <text:p>0.71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546" calcext:value-type="float">
            <text:p>0.54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65" calcext:value-type="float">
            <text:p>0.765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02" calcext:value-type="float">
            <text:p>0.902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08" calcext:value-type="float">
            <text:p>0.7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358" calcext:value-type="float">
            <text:p>0.358</text:p>
          </table:table-cell>
          <table:table-cell table:number-columns-repeated="14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7" calcext:value-type="float">
            <text:p>7.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706285714285714" calcext:value-type="float">
            <text:p>0.706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7" calcext:value-type="float">
            <text:p>7.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3" calcext:value-type="float">
            <text:p>3.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Image 20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33" calcext:value-type="float">
            <text:p>0.833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01" calcext:value-type="float">
            <text:p>0.801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37" calcext:value-type="float">
            <text:p>0.837</text:p>
          </table:table-cell>
          <table:table-cell table:number-columns-repeated="14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3" calcext:value-type="float">
            <text:p>3.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823666666666667" calcext:value-type="float">
            <text:p>0.824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3" calcext:value-type="float">
            <text:p>3.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13"/>
        </table:table-row>
        <table:table-row table:style-name="ro3" table:number-rows-repeated="1048365">
          <table:table-cell table:number-columns-repeated="18"/>
        </table:table-row>
        <table:table-row table:style-name="ro3">
          <table:table-cell table:number-columns-repeated="18"/>
        </table:table-row>
      </table:table>
      <table:table table:name="Inception_original" table:style-name="ta1">
        <table:table-column table:style-name="co1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33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34" table:default-cell-style-name="Default"/>
        <table:table-row table:style-name="ro3">
          <table:table-cell office:value-type="string" calcext:value-type="string">
            <text:p>Image 1</text:p>
          </table:table-cell>
          <table:table-cell table:number-columns-repeated="3"/>
          <table:table-cell table:style-name="ce7"/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The number of true detections is </text:p>
          </table:table-cell>
          <table:table-cell table:style-name="ce6" table:formula="of:=SUMIF([.$A$2:.$A$209];[.H1];[.$B$2:.$B$209])" office:value-type="float" office:value="103" calcext:value-type="float">
            <text:p>103.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91" calcext:value-type="float">
            <text:p>0.791</text:p>
          </table:table-cell>
          <table:table-cell office:value-type="string" calcext:value-type="string">
            <text:p>Good</text:p>
          </table:table-cell>
          <table:table-cell table:formula="of:=COUNTIF([.$B$2:.$B$209];[.E2])" office:value-type="float" office:value="68" calcext:value-type="float">
            <text:p>68</text:p>
          </table:table-cell>
          <table:table-cell table:style-name="ce8" table:formula="of:=([.F2]/[.$I$3])" office:value-type="percentage" office:value="0.764044943820225" calcext:value-type="percentage">
            <text:p>76.40%</text:p>
          </table:table-cell>
          <table:table-cell office:value-type="string" calcext:value-type="string">
            <text:p>The media for the image is </text:p>
          </table:table-cell>
          <table:table-cell table:style-name="ce6" table:formula="of:=(SUMIF([.$A$2:.$A$209];[.H2];[.$B$2:.$B$209]))/20" office:value-type="float" office:value="0.773554484126984" calcext:value-type="float">
            <text:p>0.774</text:p>
          </table:table-cell>
          <table:table-cell office:value-type="string" calcext:value-type="string">
            <text:p>Detectado</text:p>
          </table:table-cell>
          <table:table-cell table:style-name="ce8" table:formula="of:=[.I3]/[.$I$1]" office:value-type="percentage" office:value="0.864077669902913" calcext:value-type="percentage">
            <text:p>86.41%</text:p>
          </table:table-cell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81" calcext:value-type="float">
            <text:p>0.881</text:p>
          </table:table-cell>
          <table:table-cell office:value-type="string" calcext:value-type="string">
            <text:p>Poor</text:p>
          </table:table-cell>
          <table:table-cell table:formula="of:=COUNTIF([.$B$2:.$B$209];[.E3])" office:value-type="float" office:value="6" calcext:value-type="float">
            <text:p>6</text:p>
          </table:table-cell>
          <table:table-cell table:style-name="ce8" table:formula="of:=([.F3]/[.$I$3])" office:value-type="percentage" office:value="0.0674157303370787" calcext:value-type="percentage">
            <text:p>6.74%</text:p>
          </table:table-cell>
          <table:table-cell office:value-type="string" calcext:value-type="string">
            <text:p>The number of matches is </text:p>
          </table:table-cell>
          <table:table-cell table:style-name="ce6" table:formula="of:=SUMIF([.$A$2:.$A$209];[.H3];[.$B$2:.$B$209])" office:value-type="float" office:value="89" calcext:value-type="float">
            <text:p>89.000</text:p>
          </table:table-cell>
          <table:table-cell office:value-type="string" calcext:value-type="string">
            <text:p>Mal detectado</text:p>
          </table:table-cell>
          <table:table-cell table:style-name="ce8" table:formula="of:=[.I4]/[.$I$1]" office:value-type="percentage" office:value="0.087378640776699" calcext:value-type="percentage">
            <text:p>8.74%</text:p>
          </table:table-cell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76" calcext:value-type="float">
            <text:p>0.676</text:p>
          </table:table-cell>
          <table:table-cell office:value-type="string" calcext:value-type="string">
            <text:p>Excellent</text:p>
          </table:table-cell>
          <table:table-cell table:formula="of:=COUNTIF([.$B$2:.$B$209];[.E4])" office:value-type="float" office:value="15" calcext:value-type="float">
            <text:p>15</text:p>
          </table:table-cell>
          <table:table-cell table:style-name="ce8" table:formula="of:=([.F4]/[.$I$3])" office:value-type="percentage" office:value="0.168539325842697" calcext:value-type="percentage">
            <text:p>16.85%</text:p>
          </table:table-cell>
          <table:table-cell office:value-type="string" calcext:value-type="string">
            <text:p>The number of misdetections is </text:p>
          </table:table-cell>
          <table:table-cell table:style-name="ce6" table:formula="of:=SUMIF([.$A$2:.$A$209];[.H4];[.$B$2:.$B$209])" office:value-type="float" office:value="9" calcext:value-type="float">
            <text:p>9.000</text:p>
          </table:table-cell>
          <table:table-cell office:value-type="string" calcext:value-type="string">
            <text:p>No detectado</text:p>
          </table:table-cell>
          <table:table-cell table:style-name="ce8" table:formula="of:=[.I5]/[.$I$1]" office:value-type="percentage" office:value="0.135922330097087" calcext:value-type="percentage">
            <text:p>13.59%</text:p>
          </table:table-cell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The number of non detections is </text:p>
          </table:table-cell>
          <table:table-cell table:style-name="ce6" table:formula="of:=SUMIF([.$A$2:.$A$209];[.H5];[.$B$2:.$B$209])" office:value-type="float" office:value="14" calcext:value-type="float">
            <text:p>14.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782666666666667" calcext:value-type="float">
            <text:p>0.782666666666667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mage 2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82" calcext:value-type="float">
            <text:p>0.682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97" calcext:value-type="float">
            <text:p>0.69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489" calcext:value-type="float">
            <text:p>0.489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622666666666667" calcext:value-type="float">
            <text:p>0.622666666666667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mage 3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34" calcext:value-type="float">
            <text:p>0.83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834" calcext:value-type="float">
            <text:p>0.834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mage 4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05" calcext:value-type="float">
            <text:p>0.90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53" calcext:value-type="float">
            <text:p>0.85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07" calcext:value-type="float">
            <text:p>0.90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78" calcext:value-type="float">
            <text:p>0.878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22" calcext:value-type="float">
            <text:p>0.722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52" calcext:value-type="float">
            <text:p>0.652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8195" calcext:value-type="float">
            <text:p>0.819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mage 5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57" calcext:value-type="float">
            <text:p>0.85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73" calcext:value-type="float">
            <text:p>0.77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815" calcext:value-type="float">
            <text:p>0.81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mage 6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86" calcext:value-type="float">
            <text:p>0.886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62" calcext:value-type="float">
            <text:p>0.762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35" calcext:value-type="float">
            <text:p>0.63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85" calcext:value-type="float">
            <text:p>0.78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74" calcext:value-type="float">
            <text:p>0.77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2" calcext:value-type="float">
            <text:p>0.82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777" calcext:value-type="float">
            <text:p>0.777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mage 7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88" calcext:value-type="float">
            <text:p>0.888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74" calcext:value-type="float">
            <text:p>0.77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831" calcext:value-type="float">
            <text:p>0.83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mage 8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64" calcext:value-type="float">
            <text:p>0.96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73" calcext:value-type="float">
            <text:p>0.87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168" calcext:value-type="float">
            <text:p>0.168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668333333333333" calcext:value-type="float">
            <text:p>0.66833333333333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mage 9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21" calcext:value-type="float">
            <text:p>0.92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75" calcext:value-type="float">
            <text:p>0.8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17" calcext:value-type="float">
            <text:p>0.71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98" calcext:value-type="float">
            <text:p>0.698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80275" calcext:value-type="float">
            <text:p>0.8027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mage 10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3" calcext:value-type="float">
            <text:p>0.7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78" calcext:value-type="float">
            <text:p>0.878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24" calcext:value-type="float">
            <text:p>0.62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79" calcext:value-type="float">
            <text:p>0.779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565" calcext:value-type="float">
            <text:p>0.56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64" calcext:value-type="float">
            <text:p>0.86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68" calcext:value-type="float">
            <text:p>0.868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46" calcext:value-type="float">
            <text:p>0.746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553" calcext:value-type="float">
            <text:p>0.55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575" calcext:value-type="float">
            <text:p>0.5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7182" calcext:value-type="float">
            <text:p>0.7182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mage 11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09" calcext:value-type="float">
            <text:p>0.809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24" calcext:value-type="float">
            <text:p>0.82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23" calcext:value-type="float">
            <text:p>0.72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785333333333333" calcext:value-type="float">
            <text:p>0.78533333333333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mage 12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25" calcext:value-type="float">
            <text:p>0.9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29" calcext:value-type="float">
            <text:p>0.829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26" calcext:value-type="float">
            <text:p>0.926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46" calcext:value-type="float">
            <text:p>0.946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72" calcext:value-type="float">
            <text:p>0.672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8596" calcext:value-type="float">
            <text:p>0.8596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mage 13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98" calcext:value-type="float">
            <text:p>0.698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698" calcext:value-type="float">
            <text:p>0.698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mage 14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68" calcext:value-type="float">
            <text:p>0.968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92" calcext:value-type="float">
            <text:p>0.892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05" calcext:value-type="float">
            <text:p>0.90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921666666666666" calcext:value-type="float">
            <text:p>0.921666666666666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mage 15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98" calcext:value-type="float">
            <text:p>0.798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3" calcext:value-type="float">
            <text:p>0.9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76" calcext:value-type="float">
            <text:p>0.776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07" calcext:value-type="float">
            <text:p>0.60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77775" calcext:value-type="float">
            <text:p>0.7777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mage 16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94" calcext:value-type="float">
            <text:p>0.89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05" calcext:value-type="float">
            <text:p>0.90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98" calcext:value-type="float">
            <text:p>0.698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79" calcext:value-type="float">
            <text:p>0.779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26" calcext:value-type="float">
            <text:p>0.826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35" calcext:value-type="float">
            <text:p>0.93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427" calcext:value-type="float">
            <text:p>0.42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26" calcext:value-type="float">
            <text:p>0.726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33" calcext:value-type="float">
            <text:p>0.6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758111111111111" calcext:value-type="float">
            <text:p>0.75811111111111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mage 17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12" calcext:value-type="float">
            <text:p>0.912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01" calcext:value-type="float">
            <text:p>0.90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78" calcext:value-type="float">
            <text:p>0.778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67" calcext:value-type="float">
            <text:p>0.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43" calcext:value-type="float">
            <text:p>0.84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23" calcext:value-type="float">
            <text:p>0.82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820666666666666" calcext:value-type="float">
            <text:p>0.820666666666666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mage 18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22" calcext:value-type="float">
            <text:p>0.822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36" calcext:value-type="float">
            <text:p>0.936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76" calcext:value-type="float">
            <text:p>0.776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61" calcext:value-type="float">
            <text:p>0.66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35" calcext:value-type="float">
            <text:p>0.73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401" calcext:value-type="float">
            <text:p>0.40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21" calcext:value-type="float">
            <text:p>0.62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35" calcext:value-type="float">
            <text:p>0.3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66275" calcext:value-type="float">
            <text:p>0.6627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mage 19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77" calcext:value-type="float">
            <text:p>0.87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65" calcext:value-type="float">
            <text:p>0.86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39" calcext:value-type="float">
            <text:p>0.739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97" calcext:value-type="float">
            <text:p>0.79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39" calcext:value-type="float">
            <text:p>0.739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28" calcext:value-type="float">
            <text:p>0.628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23" calcext:value-type="float">
            <text:p>0.2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696428571428571" calcext:value-type="float">
            <text:p>0.69642857142857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mage 20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91" calcext:value-type="float">
            <text:p>0.89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94" calcext:value-type="float">
            <text:p>0.79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74" calcext:value-type="float">
            <text:p>0.77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819666666666667" calcext:value-type="float">
            <text:p>0.819666666666667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</table:table>
      <table:table table:name="Mobilenet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6"/>
        <table:table-column table:style-name="co23" table:default-cell-style-name="ce6"/>
        <table:table-column table:style-name="co3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5" table:default-cell-style-name="ce6"/>
        <table:table-column table:style-name="co22" table:default-cell-style-name="Default"/>
        <table:table-column table:style-name="co21" table:default-cell-style-name="Default"/>
        <table:table-row table:style-name="ro3">
          <table:table-cell office:value-type="string" calcext:value-type="string">
            <text:p>Image 1</text:p>
          </table:table-cell>
          <table:table-cell table:number-columns-repeated="4"/>
          <table:table-cell table:style-name="ce7"/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The number of true detections is </text:p>
          </table:table-cell>
          <table:table-cell table:formula="of:=SUMIF([.$C$2:.$C$250];[.I1];[.$E$2:.$E$250])" office:value-type="float" office:value="103" calcext:value-type="float">
            <text:p>103.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31" calcext:value-type="float">
            <text:p>0.631</text:p>
          </table:table-cell>
          <table:table-cell/>
          <table:table-cell office:value-type="string" calcext:value-type="string">
            <text:p>Good</text:p>
          </table:table-cell>
          <table:table-cell table:formula="of:=COUNTIF([.$B$2:.$B$250];[.F2])" office:value-type="float" office:value="53" calcext:value-type="float">
            <text:p>53</text:p>
          </table:table-cell>
          <table:table-cell table:style-name="ce8" table:formula="of:=([.G2]/[.$J$3])" office:value-type="percentage" office:value="0.854838709677419" calcext:value-type="percentage">
            <text:p>85.48%</text:p>
          </table:table-cell>
          <table:table-cell office:value-type="string" calcext:value-type="string">
            <text:p>The media for the image is </text:p>
          </table:table-cell>
          <table:table-cell table:formula="of:=(SUMIF([.$C$2:.$C$250];[.I2];[.$E$2:.$E$250]))/20" office:value-type="float" office:value="0.698013333333333" calcext:value-type="float">
            <text:p>0.698</text:p>
          </table:table-cell>
          <table:table-cell office:value-type="string" calcext:value-type="string">
            <text:p>Detectado</text:p>
          </table:table-cell>
          <table:table-cell table:style-name="ce8" table:formula="of:=[.J3]/[.$J$1]" office:value-type="percentage" office:value="0.601941747572815" calcext:value-type="percentage">
            <text:p>60.19%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4" calcext:value-type="float">
            <text:p>4.000</text:p>
          </table:table-cell>
          <table:table-cell office:value-type="string" calcext:value-type="string">
            <text:p>Poor</text:p>
          </table:table-cell>
          <table:table-cell table:formula="of:=COUNTIF([.$B$2:.$B$250];[.F3])" office:value-type="float" office:value="5" calcext:value-type="float">
            <text:p>5</text:p>
          </table:table-cell>
          <table:table-cell table:style-name="ce8" table:formula="of:=([.G3]/[.$J$3])" office:value-type="percentage" office:value="0.0806451612903226" calcext:value-type="percentage">
            <text:p>8.06%</text:p>
          </table:table-cell>
          <table:table-cell office:value-type="string" calcext:value-type="string">
            <text:p>The number of matches is </text:p>
          </table:table-cell>
          <table:table-cell table:formula="of:=SUMIF([.$C$2:.$C$250];[.I3];[.$E$2:.$E$250])" office:value-type="float" office:value="62" calcext:value-type="float">
            <text:p>62.000</text:p>
          </table:table-cell>
          <table:table-cell office:value-type="string" calcext:value-type="string">
            <text:p>Mal detectado</text:p>
          </table:table-cell>
          <table:table-cell table:style-name="ce8" table:formula="of:=[.J4]/[.$J$1]" office:value-type="percentage" office:value="0" calcext:value-type="percentage">
            <text:p>0.00%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631" calcext:value-type="float">
            <text:p>0.631</text:p>
          </table:table-cell>
          <table:table-cell office:value-type="string" calcext:value-type="string">
            <text:p>Excellent</text:p>
          </table:table-cell>
          <table:table-cell table:formula="of:=COUNTIF([.$B$2:.$B$250];[.F4])" office:value-type="float" office:value="4" calcext:value-type="float">
            <text:p>4</text:p>
          </table:table-cell>
          <table:table-cell table:style-name="ce8" table:formula="of:=([.G4]/[.$J$3])" office:value-type="percentage" office:value="0.0645161290322581" calcext:value-type="percentage">
            <text:p>6.45%</text:p>
          </table:table-cell>
          <table:table-cell office:value-type="string" calcext:value-type="string">
            <text:p>The number of misdetections is </text:p>
          </table:table-cell>
          <table:table-cell table:formula="of:=SUMIF([.$C$2:.$C$250];[.I4];[.$E$2:.$E$250])" office:value-type="float" office:value="0" calcext:value-type="float">
            <text:p>0.000</text:p>
          </table:table-cell>
          <table:table-cell office:value-type="string" calcext:value-type="string">
            <text:p>No detectado</text:p>
          </table:table-cell>
          <table:table-cell table:style-name="ce8" table:formula="of:=[.J5]/[.$J$1]" office:value-type="percentage" office:value="0.398058252427184" calcext:value-type="percentage">
            <text:p>39.81%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3"/>
          <table:table-cell office:value-type="string" calcext:value-type="string">
            <text:p>The number of non detections is </text:p>
          </table:table-cell>
          <table:table-cell table:formula="of:=SUMIF([.$C$2:.$C$250];[.I5];[.$E$2:.$E$250])" office:value-type="float" office:value="41" calcext:value-type="float">
            <text:p>41.000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3" calcext:value-type="float">
            <text:p>3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2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25" calcext:value-type="float">
            <text:p>0.92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23" calcext:value-type="float">
            <text:p>0.23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575" calcext:value-type="float">
            <text:p>0.57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529" calcext:value-type="float">
            <text:p>0.529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6" calcext:value-type="float">
            <text:p>6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56475" calcext:value-type="float">
            <text:p>0.565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4" calcext:value-type="float">
            <text:p>4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2" calcext:value-type="float">
            <text:p>2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3</text:p>
          </table:table-cell>
          <table:table-cell table:number-columns-repeated="11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string" calcext:value-type="string">
            <text:p>No detection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4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564" calcext:value-type="float">
            <text:p>0.564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41" calcext:value-type="float">
            <text:p>0.41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52" calcext:value-type="float">
            <text:p>0.752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7" calcext:value-type="float">
            <text:p>7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575333333333333" calcext:value-type="float">
            <text:p>0.575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3" calcext:value-type="float">
            <text:p>3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4" calcext:value-type="float">
            <text:p>4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5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96" calcext:value-type="float">
            <text:p>0.696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2" calcext:value-type="float">
            <text:p>2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696" calcext:value-type="float">
            <text:p>0.696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6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71" calcext:value-type="float">
            <text:p>0.77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78" calcext:value-type="float">
            <text:p>0.77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35" calcext:value-type="float">
            <text:p>0.83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09" calcext:value-type="float">
            <text:p>0.709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91" calcext:value-type="float">
            <text:p>0.691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8" calcext:value-type="float">
            <text:p>8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7568" calcext:value-type="float">
            <text:p>0.757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3" calcext:value-type="float">
            <text:p>3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7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18" calcext:value-type="float">
            <text:p>0.71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99" calcext:value-type="float">
            <text:p>0.899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2" calcext:value-type="float">
            <text:p>2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8085" calcext:value-type="float">
            <text:p>0.809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2" calcext:value-type="float">
            <text:p>2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8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41" calcext:value-type="float">
            <text:p>0.74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31" calcext:value-type="float">
            <text:p>0.93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8" calcext:value-type="float">
            <text:p>0.88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4" calcext:value-type="float">
            <text:p>4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850666666666667" calcext:value-type="float">
            <text:p>0.851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3" calcext:value-type="float">
            <text:p>3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9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13" calcext:value-type="float">
            <text:p>0.71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42" calcext:value-type="float">
            <text:p>0.842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67" calcext:value-type="float">
            <text:p>0.867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53" calcext:value-type="float">
            <text:p>0.653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4" calcext:value-type="float">
            <text:p>4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76875" calcext:value-type="float">
            <text:p>0.769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4" calcext:value-type="float">
            <text:p>4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1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8" calcext:value-type="float">
            <text:p>0.88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11" calcext:value-type="float">
            <text:p>0.81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423" calcext:value-type="float">
            <text:p>0.42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21" calcext:value-type="float">
            <text:p>0.821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10" calcext:value-type="float">
            <text:p>1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73375" calcext:value-type="float">
            <text:p>0.734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4" calcext:value-type="float">
            <text:p>4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6" calcext:value-type="float">
            <text:p>6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11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71" calcext:value-type="float">
            <text:p>0.87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03" calcext:value-type="float">
            <text:p>0.80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72" calcext:value-type="float">
            <text:p>0.672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4" calcext:value-type="float">
            <text:p>4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782" calcext:value-type="float">
            <text:p>0.782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3" calcext:value-type="float">
            <text:p>3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12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24" calcext:value-type="float">
            <text:p>0.724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24" calcext:value-type="float">
            <text:p>0.624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45" calcext:value-type="float">
            <text:p>0.845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731" calcext:value-type="float">
            <text:p>0.731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3" calcext:value-type="float">
            <text:p>3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2" calcext:value-type="float">
            <text:p>2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13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9" calcext:value-type="float">
            <text:p>0.79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3" calcext:value-type="float">
            <text:p>3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79" calcext:value-type="float">
            <text:p>0.79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2" calcext:value-type="float">
            <text:p>2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14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98" calcext:value-type="float">
            <text:p>0.79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94" calcext:value-type="float">
            <text:p>0.894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3" calcext:value-type="float">
            <text:p>3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846" calcext:value-type="float">
            <text:p>0.846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2" calcext:value-type="float">
            <text:p>2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15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68" calcext:value-type="float">
            <text:p>0.86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97" calcext:value-type="float">
            <text:p>0.897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28" calcext:value-type="float">
            <text:p>0.92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464" calcext:value-type="float">
            <text:p>0.464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4" calcext:value-type="float">
            <text:p>4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78925" calcext:value-type="float">
            <text:p>0.789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4" calcext:value-type="float">
            <text:p>4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16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62" calcext:value-type="float">
            <text:p>0.762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81" calcext:value-type="float">
            <text:p>0.78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62" calcext:value-type="float">
            <text:p>0.762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4" calcext:value-type="float">
            <text:p>0.74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33" calcext:value-type="float">
            <text:p>0.83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16" calcext:value-type="float">
            <text:p>0.816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96" calcext:value-type="float">
            <text:p>0.696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9" calcext:value-type="float">
            <text:p>9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77" calcext:value-type="float">
            <text:p>0.77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7" calcext:value-type="float">
            <text:p>7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2" calcext:value-type="float">
            <text:p>2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17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95" calcext:value-type="float">
            <text:p>0.79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05" calcext:value-type="float">
            <text:p>0.80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64" calcext:value-type="float">
            <text:p>0.864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318" calcext:value-type="float">
            <text:p>0.31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97" calcext:value-type="float">
            <text:p>0.797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9" calcext:value-type="float">
            <text:p>9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7158" calcext:value-type="float">
            <text:p>0.716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4" calcext:value-type="float">
            <text:p>4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18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41" calcext:value-type="float">
            <text:p>0.74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536" calcext:value-type="float">
            <text:p>0.536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99" calcext:value-type="float">
            <text:p>0.799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8" calcext:value-type="float">
            <text:p>8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692" calcext:value-type="float">
            <text:p>0.692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3" calcext:value-type="float">
            <text:p>3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19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9" calcext:value-type="float">
            <text:p>0.79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63" calcext:value-type="float">
            <text:p>0.66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542" calcext:value-type="float">
            <text:p>0.542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25" calcext:value-type="float">
            <text:p>0.625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7" calcext:value-type="float">
            <text:p>7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655" calcext:value-type="float">
            <text:p>0.655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4" calcext:value-type="float">
            <text:p>4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3" calcext:value-type="float">
            <text:p>3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2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35" calcext:value-type="float">
            <text:p>0.83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25" calcext:value-type="float">
            <text:p>0.92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51" calcext:value-type="float">
            <text:p>0.651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3" calcext:value-type="float">
            <text:p>3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803666666666667" calcext:value-type="float">
            <text:p>0.804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3" calcext:value-type="float">
            <text:p>3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 table:number-rows-repeated="1048393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Mobilenet_original" table:style-name="ta1">
        <table:table-column table:style-name="co1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7" table:default-cell-style-name="Default"/>
        <table:table-row table:style-name="ro3">
          <table:table-cell office:value-type="string" calcext:value-type="string">
            <text:p>Image 1</text:p>
          </table:table-cell>
          <table:table-cell table:number-columns-repeated="3"/>
          <table:table-cell table:style-name="ce7"/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The number of true detections is </text:p>
          </table:table-cell>
          <table:table-cell table:style-name="ce6" table:formula="of:=SUMIF([.$A$2:.$A$209];[.H1];[.$B$2:.$B$209])" office:value-type="float" office:value="103" calcext:value-type="float">
            <text:p>103.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585" calcext:value-type="float">
            <text:p>0.585</text:p>
          </table:table-cell>
          <table:table-cell office:value-type="string" calcext:value-type="string">
            <text:p>Good</text:p>
          </table:table-cell>
          <table:table-cell table:formula="of:=COUNTIF([.$B$2:.$B$209];[.E2])" office:value-type="float" office:value="28" calcext:value-type="float">
            <text:p>28</text:p>
          </table:table-cell>
          <table:table-cell table:style-name="ce8" table:formula="of:=([.F2]/[.$I$3])" office:value-type="percentage" office:value="0.736842105263158" calcext:value-type="percentage">
            <text:p>73.68%</text:p>
          </table:table-cell>
          <table:table-cell office:value-type="string" calcext:value-type="string">
            <text:p>The media for the image is </text:p>
          </table:table-cell>
          <table:table-cell table:style-name="ce6" table:formula="of:=(SUMIF([.$A$2:.$A$209];[.H2];[.$B$2:.$B$209]))/20" office:value-type="float" office:value="0.649158333333333" calcext:value-type="float">
            <text:p>0.649</text:p>
          </table:table-cell>
          <table:table-cell office:value-type="string" calcext:value-type="string">
            <text:p>Detectado</text:p>
          </table:table-cell>
          <table:table-cell table:style-name="ce8" table:formula="of:=[.I3]/[.$I$1]" office:value-type="percentage" office:value="0.368932038834951" calcext:value-type="percentage">
            <text:p>36.89%</text:p>
          </table:table-cell>
          <table:table-cell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Poor</text:p>
          </table:table-cell>
          <table:table-cell table:formula="of:=COUNTIF([.$B$2:.$B$209];[.E3])" office:value-type="float" office:value="3" calcext:value-type="float">
            <text:p>3</text:p>
          </table:table-cell>
          <table:table-cell table:style-name="ce8" table:formula="of:=([.F3]/[.$I$3])" office:value-type="percentage" office:value="0.0789473684210526" calcext:value-type="percentage">
            <text:p>7.89%</text:p>
          </table:table-cell>
          <table:table-cell office:value-type="string" calcext:value-type="string">
            <text:p>The number of matches is </text:p>
          </table:table-cell>
          <table:table-cell table:style-name="ce6" table:formula="of:=SUMIF([.$A$2:.$A$209];[.H3];[.$B$2:.$B$209])" office:value-type="float" office:value="38" calcext:value-type="float">
            <text:p>38.000</text:p>
          </table:table-cell>
          <table:table-cell office:value-type="string" calcext:value-type="string">
            <text:p>Mal detectado</text:p>
          </table:table-cell>
          <table:table-cell table:style-name="ce8" table:formula="of:=[.I4]/[.$I$1]" office:value-type="percentage" office:value="0" calcext:value-type="percentage">
            <text:p>0.00%</text:p>
          </table:table-cell>
          <table:table-cell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396" calcext:value-type="float">
            <text:p>0.396</text:p>
          </table:table-cell>
          <table:table-cell office:value-type="string" calcext:value-type="string">
            <text:p>Excellent</text:p>
          </table:table-cell>
          <table:table-cell table:formula="of:=COUNTIF([.$B$2:.$B$209];[.E4])" office:value-type="float" office:value="7" calcext:value-type="float">
            <text:p>7</text:p>
          </table:table-cell>
          <table:table-cell table:style-name="ce8" table:formula="of:=([.F4]/[.$I$3])" office:value-type="percentage" office:value="0.184210526315789" calcext:value-type="percentage">
            <text:p>18.42%</text:p>
          </table:table-cell>
          <table:table-cell office:value-type="string" calcext:value-type="string">
            <text:p>The number of misdetections is </text:p>
          </table:table-cell>
          <table:table-cell table:style-name="ce6" table:formula="of:=SUMIF([.$A$2:.$A$209];[.H4];[.$B$2:.$B$209])" office:value-type="float" office:value="0" calcext:value-type="float">
            <text:p>0.000</text:p>
          </table:table-cell>
          <table:table-cell office:value-type="string" calcext:value-type="string">
            <text:p>No detectado</text:p>
          </table:table-cell>
          <table:table-cell table:style-name="ce8" table:formula="of:=[.I5]/[.$I$1]" office:value-type="percentage" office:value="0.631067961165049" calcext:value-type="percentage">
            <text:p>63.11%</text:p>
          </table:table-cell>
          <table:table-cell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The number of non detections is </text:p>
          </table:table-cell>
          <table:table-cell table:style-name="ce6" table:formula="of:=SUMIF([.$A$2:.$A$209];[.H5];[.$B$2:.$B$209])" office:value-type="float" office:value="65" calcext:value-type="float">
            <text:p>65.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547" calcext:value-type="float">
            <text:p>0.547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mage 2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47" calcext:value-type="float">
            <text:p>0.947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399" calcext:value-type="float">
            <text:p>0.399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673" calcext:value-type="float">
            <text:p>0.673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mage 3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string" calcext:value-type="string">
            <text:p><text:s/>No detection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mage 4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string" calcext:value-type="string">
            <text:p><text:s/>No detection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mage 5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string" calcext:value-type="string">
            <text:p><text:s/>No detection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mage 6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35" calcext:value-type="float">
            <text:p>0.73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735" calcext:value-type="float">
            <text:p>0.735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mage 7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92" calcext:value-type="float">
            <text:p>0.792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792" calcext:value-type="float">
            <text:p>0.792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mage 8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93" calcext:value-type="float">
            <text:p>0.89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81" calcext:value-type="float">
            <text:p>0.78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62" calcext:value-type="float">
            <text:p>0.662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778666666666667" calcext:value-type="float">
            <text:p>0.778666666666667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mage 9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418" calcext:value-type="float">
            <text:p>0.41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23" calcext:value-type="float">
            <text:p>0.72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680333333333333" calcext:value-type="float">
            <text:p>0.680333333333333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mage 1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68" calcext:value-type="float">
            <text:p>0.86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868" calcext:value-type="float">
            <text:p>0.868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mage 11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24" calcext:value-type="float">
            <text:p>0.824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51" calcext:value-type="float">
            <text:p>0.5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18" calcext:value-type="float">
            <text:p>0.91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750666666666667" calcext:value-type="float">
            <text:p>0.750666666666667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mage 12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82" calcext:value-type="float">
            <text:p>0.682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35" calcext:value-type="float">
            <text:p>0.73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515" calcext:value-type="float">
            <text:p>0.51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644" calcext:value-type="float">
            <text:p>0.644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mage 13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35" calcext:value-type="float">
            <text:p>0.63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635" calcext:value-type="float">
            <text:p>0.635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mage 14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31" calcext:value-type="float">
            <text:p>0.93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86" calcext:value-type="float">
            <text:p>0.886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9085" calcext:value-type="float">
            <text:p>0.9085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mage 15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1" calcext:value-type="float">
            <text:p>0.9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44" calcext:value-type="float">
            <text:p>0.744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827" calcext:value-type="float">
            <text:p>0.827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mage 16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14" calcext:value-type="float">
            <text:p>0.914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39" calcext:value-type="float">
            <text:p>0.739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59" calcext:value-type="float">
            <text:p>0.659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88" calcext:value-type="float">
            <text:p>0.78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775" calcext:value-type="float">
            <text:p>0.775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mage 17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86" calcext:value-type="float">
            <text:p>0.886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6" calcext:value-type="float">
            <text:p>0.76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823" calcext:value-type="float">
            <text:p>0.823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mage 18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71" calcext:value-type="float">
            <text:p>0.77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5" calcext:value-type="float">
            <text:p>0.8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07" calcext:value-type="float">
            <text:p>0.807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12" calcext:value-type="float">
            <text:p>0.812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81" calcext:value-type="float">
            <text:p>0.81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mage 19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99" calcext:value-type="float">
            <text:p>0.899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87" calcext:value-type="float">
            <text:p>0.687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793" calcext:value-type="float">
            <text:p>0.793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mage 2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43" calcext:value-type="float">
            <text:p>0.94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943" calcext:value-type="float">
            <text:p>0.943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</table:table>
      <table:table table:name="Resnet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6"/>
        <table:table-column table:style-name="co19" table:default-cell-style-name="ce6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5" table:default-cell-style-name="ce6"/>
        <table:table-column table:style-name="co22" table:default-cell-style-name="Default"/>
        <table:table-column table:style-name="co21" table:default-cell-style-name="Default"/>
        <table:table-row table:style-name="ro3">
          <table:table-cell office:value-type="string" calcext:value-type="string">
            <text:p>Image 1</text:p>
          </table:table-cell>
          <table:table-cell table:number-columns-repeated="4"/>
          <table:table-cell table:style-name="ce7"/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The number of true detections is </text:p>
          </table:table-cell>
          <table:table-cell table:formula="of:=SUMIF([.$C$2:.$C$250];[.I1];[.$E$2:.$E$250])" office:value-type="float" office:value="103" calcext:value-type="float">
            <text:p>103.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48" calcext:value-type="float">
            <text:p>0.848</text:p>
          </table:table-cell>
          <table:table-cell/>
          <table:table-cell office:value-type="string" calcext:value-type="string">
            <text:p>Good</text:p>
          </table:table-cell>
          <table:table-cell table:formula="of:=COUNTIF([.$B$2:.$B$250];[.F2])" office:value-type="float" office:value="59" calcext:value-type="float">
            <text:p>59</text:p>
          </table:table-cell>
          <table:table-cell table:style-name="ce8" table:formula="of:=([.G2]/[.$J$3])" office:value-type="percentage" office:value="0.710843373493976" calcext:value-type="percentage">
            <text:p>71.08%</text:p>
          </table:table-cell>
          <table:table-cell office:value-type="string" calcext:value-type="string">
            <text:p>The media for the image is </text:p>
          </table:table-cell>
          <table:table-cell table:formula="of:=(SUMIF([.$C$2:.$C$250];[.I2];[.$E$2:.$E$250]))/20" office:value-type="float" office:value="0.8372075" calcext:value-type="float">
            <text:p>0.837</text:p>
          </table:table-cell>
          <table:table-cell office:value-type="string" calcext:value-type="string">
            <text:p>Detectado</text:p>
          </table:table-cell>
          <table:table-cell table:style-name="ce8" table:formula="of:=[.J3]/[.$J$1]" office:value-type="percentage" office:value="0.805825242718447" calcext:value-type="percentage">
            <text:p>80.58%</text:p>
          </table:table-cell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45" calcext:value-type="float">
            <text:p>0.845</text:p>
          </table:table-cell>
          <table:table-cell/>
          <table:table-cell office:value-type="string" calcext:value-type="string">
            <text:p>Poor</text:p>
          </table:table-cell>
          <table:table-cell table:formula="of:=COUNTIF([.$B$2:.$B$250];[.F3])" office:value-type="float" office:value="5" calcext:value-type="float">
            <text:p>5</text:p>
          </table:table-cell>
          <table:table-cell table:style-name="ce8" table:formula="of:=([.G3]/[.$J$3])" office:value-type="percentage" office:value="0.0602409638554217" calcext:value-type="percentage">
            <text:p>6.02%</text:p>
          </table:table-cell>
          <table:table-cell office:value-type="string" calcext:value-type="string">
            <text:p>The number of matches is </text:p>
          </table:table-cell>
          <table:table-cell table:formula="of:=SUMIF([.$C$2:.$C$250];[.I3];[.$E$2:.$E$250])" office:value-type="float" office:value="83" calcext:value-type="float">
            <text:p>83.000</text:p>
          </table:table-cell>
          <table:table-cell office:value-type="string" calcext:value-type="string">
            <text:p>Mal detectado</text:p>
          </table:table-cell>
          <table:table-cell table:style-name="ce8" table:formula="of:=[.J4]/[.$J$1]" office:value-type="percentage" office:value="0.0194174757281553" calcext:value-type="percentage">
            <text:p>1.94%</text:p>
          </table:table-cell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91" calcext:value-type="float">
            <text:p>0.791</text:p>
          </table:table-cell>
          <table:table-cell/>
          <table:table-cell office:value-type="string" calcext:value-type="string">
            <text:p>Excellent</text:p>
          </table:table-cell>
          <table:table-cell table:formula="of:=COUNTIF([.$B$2:.$B$250];[.F4])" office:value-type="float" office:value="19" calcext:value-type="float">
            <text:p>19</text:p>
          </table:table-cell>
          <table:table-cell table:style-name="ce8" table:formula="of:=([.G4]/[.$J$3])" office:value-type="percentage" office:value="0.228915662650602" calcext:value-type="percentage">
            <text:p>22.89%</text:p>
          </table:table-cell>
          <table:table-cell office:value-type="string" calcext:value-type="string">
            <text:p>The number of misdetections is </text:p>
          </table:table-cell>
          <table:table-cell table:formula="of:=SUMIF([.$C$2:.$C$250];[.I4];[.$E$2:.$E$250])" office:value-type="float" office:value="2" calcext:value-type="float">
            <text:p>2.000</text:p>
          </table:table-cell>
          <table:table-cell office:value-type="string" calcext:value-type="string">
            <text:p>No detectado</text:p>
          </table:table-cell>
          <table:table-cell table:style-name="ce8" table:formula="of:=[.J5]/[.$J$1]" office:value-type="percentage" office:value="0.194174757281553" calcext:value-type="percentage">
            <text:p>19.42%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4" calcext:value-type="float">
            <text:p>4.000</text:p>
          </table:table-cell>
          <table:table-cell table:number-columns-repeated="3"/>
          <table:table-cell office:value-type="string" calcext:value-type="string">
            <text:p>The number of non detections is </text:p>
          </table:table-cell>
          <table:table-cell table:formula="of:=SUMIF([.$C$2:.$C$250];[.I5];[.$E$2:.$E$250])" office:value-type="float" office:value="20" calcext:value-type="float">
            <text:p>20.000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828" calcext:value-type="float">
            <text:p>0.828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3" calcext:value-type="float">
            <text:p>3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2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28" calcext:value-type="float">
            <text:p>0.92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23" calcext:value-type="float">
            <text:p>0.82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08" calcext:value-type="float">
            <text:p>0.90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32" calcext:value-type="float">
            <text:p>0.632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6" calcext:value-type="float">
            <text:p>6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82275" calcext:value-type="float">
            <text:p>0.823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4" calcext:value-type="float">
            <text:p>4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2" calcext:value-type="float">
            <text:p>2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3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56" calcext:value-type="float">
            <text:p>0.956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956" calcext:value-type="float">
            <text:p>0.956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4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45" calcext:value-type="float">
            <text:p>0.84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79" calcext:value-type="float">
            <text:p>0.679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68" calcext:value-type="float">
            <text:p>0.76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59" calcext:value-type="float">
            <text:p>0.59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494" calcext:value-type="float">
            <text:p>0.494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7" calcext:value-type="float">
            <text:p>7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6752" calcext:value-type="float">
            <text:p>0.675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2" calcext:value-type="float">
            <text:p>2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5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2" calcext:value-type="float">
            <text:p>0.92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79" calcext:value-type="float">
            <text:p>0.879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2" calcext:value-type="float">
            <text:p>2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8995" calcext:value-type="float">
            <text:p>0.9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2" calcext:value-type="float">
            <text:p>2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6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02" calcext:value-type="float">
            <text:p>0.902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5" calcext:value-type="float">
            <text:p>0.95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03" calcext:value-type="float">
            <text:p>0.80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86" calcext:value-type="float">
            <text:p>0.886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8" calcext:value-type="float">
            <text:p>8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88525" calcext:value-type="float">
            <text:p>0.885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4" calcext:value-type="float">
            <text:p>4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4" calcext:value-type="float">
            <text:p>4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7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31" calcext:value-type="float">
            <text:p>0.93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08" calcext:value-type="float">
            <text:p>0.908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2" calcext:value-type="float">
            <text:p>2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9195" calcext:value-type="float">
            <text:p>0.92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2" calcext:value-type="float">
            <text:p>2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8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38" calcext:value-type="float">
            <text:p>0.83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38" calcext:value-type="float">
            <text:p>0.83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36" calcext:value-type="float">
            <text:p>0.836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03" calcext:value-type="float">
            <text:p>0.703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4" calcext:value-type="float">
            <text:p>4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80375" calcext:value-type="float">
            <text:p>0.804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4" calcext:value-type="float">
            <text:p>4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9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23" calcext:value-type="float">
            <text:p>0.92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83" calcext:value-type="float">
            <text:p>0.88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14" calcext:value-type="float">
            <text:p>0.814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64" calcext:value-type="float">
            <text:p>0.864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4" calcext:value-type="float">
            <text:p>4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871" calcext:value-type="float">
            <text:p>0.871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4" calcext:value-type="float">
            <text:p>4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1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6" calcext:value-type="float">
            <text:p>0.76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6" calcext:value-type="float">
            <text:p>0.96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09" calcext:value-type="float">
            <text:p>0.809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75" calcext:value-type="float">
            <text:p>0.87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3" calcext:value-type="float">
            <text:p>0.93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96" calcext:value-type="float">
            <text:p>0.896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98" calcext:value-type="float">
            <text:p>0.69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568" calcext:value-type="float">
            <text:p>0.568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10" calcext:value-type="float">
            <text:p>1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812" calcext:value-type="float">
            <text:p>0.812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8" calcext:value-type="float">
            <text:p>8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2" calcext:value-type="float">
            <text:p>2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11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36" calcext:value-type="float">
            <text:p>0.936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24" calcext:value-type="float">
            <text:p>0.924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92" calcext:value-type="float">
            <text:p>0.892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4" calcext:value-type="float">
            <text:p>4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917333333333333" calcext:value-type="float">
            <text:p>0.917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3" calcext:value-type="float">
            <text:p>3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12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68" calcext:value-type="float">
            <text:p>0.86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75" calcext:value-type="float">
            <text:p>0.87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94" calcext:value-type="float">
            <text:p>0.794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77" calcext:value-type="float">
            <text:p>0.777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67" calcext:value-type="float">
            <text:p>0.867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8362" calcext:value-type="float">
            <text:p>0.836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13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58" calcext:value-type="float">
            <text:p>0.95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6" calcext:value-type="float">
            <text:p>0.96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3" calcext:value-type="float">
            <text:p>3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959" calcext:value-type="float">
            <text:p>0.959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2" calcext:value-type="float">
            <text:p>2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14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9" calcext:value-type="float">
            <text:p>0.89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67" calcext:value-type="float">
            <text:p>0.867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3" calcext:value-type="float">
            <text:p>3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8785" calcext:value-type="float">
            <text:p>0.879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2" calcext:value-type="float">
            <text:p>2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15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97" calcext:value-type="float">
            <text:p>0.897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02" calcext:value-type="float">
            <text:p>0.902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7" calcext:value-type="float">
            <text:p>0.77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96" calcext:value-type="float">
            <text:p>0.896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4" calcext:value-type="float">
            <text:p>4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86625" calcext:value-type="float">
            <text:p>0.866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4" calcext:value-type="float">
            <text:p>4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16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" calcext:value-type="float">
            <text:p>0.90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.00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95" calcext:value-type="float">
            <text:p>0.89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93" calcext:value-type="float">
            <text:p>0.79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32" calcext:value-type="float">
            <text:p>0.832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054" calcext:value-type="float">
            <text:p>0.054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206" calcext:value-type="float">
            <text:p>0.206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66" calcext:value-type="float">
            <text:p>0.866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9" calcext:value-type="float">
            <text:p>9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56825" calcext:value-type="float">
            <text:p>0.568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8" calcext:value-type="float">
            <text:p>8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17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97" calcext:value-type="float">
            <text:p>0.897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49" calcext:value-type="float">
            <text:p>0.949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92" calcext:value-type="float">
            <text:p>0.892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93" calcext:value-type="float">
            <text:p>0.79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58" calcext:value-type="float">
            <text:p>0.85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91" calcext:value-type="float">
            <text:p>0.891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9" calcext:value-type="float">
            <text:p>9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88" calcext:value-type="float">
            <text:p>0.88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6" calcext:value-type="float">
            <text:p>6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3" calcext:value-type="float">
            <text:p>3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18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66" calcext:value-type="float">
            <text:p>0.866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16" calcext:value-type="float">
            <text:p>0.816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93" calcext:value-type="float">
            <text:p>0.89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39" calcext:value-type="float">
            <text:p>0.739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2" calcext:value-type="float">
            <text:p>0.82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93" calcext:value-type="float">
            <text:p>0.79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344" calcext:value-type="float">
            <text:p>0.344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8" calcext:value-type="float">
            <text:p>8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753" calcext:value-type="float">
            <text:p>0.753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7" calcext:value-type="float">
            <text:p>7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19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34" calcext:value-type="float">
            <text:p>0.634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1" calcext:value-type="float">
            <text:p>0.91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74" calcext:value-type="float">
            <text:p>0.774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22" calcext:value-type="float">
            <text:p>0.822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28" calcext:value-type="float">
            <text:p>0.82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08" calcext:value-type="float">
            <text:p>0.708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7" calcext:value-type="float">
            <text:p>7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779333333333333" calcext:value-type="float">
            <text:p>0.779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6" calcext:value-type="float">
            <text:p>6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age 2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61" calcext:value-type="float">
            <text:p>0.86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07" calcext:value-type="float">
            <text:p>0.807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32" calcext:value-type="float">
            <text:p>0.832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number of true detections is </text:p>
          </table:table-cell>
          <table:table-cell/>
          <table:table-cell office:value-type="float" office:value="3" calcext:value-type="float">
            <text:p>3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media for the image is </text:p>
          </table:table-cell>
          <table:table-cell/>
          <table:table-cell office:value-type="float" office:value="0.833333333333333" calcext:value-type="float">
            <text:p>0.833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atches is </text:p>
          </table:table-cell>
          <table:table-cell/>
          <table:table-cell office:value-type="float" office:value="3" calcext:value-type="float">
            <text:p>3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mis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The number of non detections is 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7"/>
        </table:table-row>
        <table:table-row table:style-name="ro3" table:number-rows-repeated="1048372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Resnet_original" table:style-name="ta1">
        <table:table-column table:style-name="co1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36" table:default-cell-style-name="Default"/>
        <table:table-column table:style-name="co27" table:default-cell-style-name="Default"/>
        <table:table-column table:style-name="co4" table:default-cell-style-name="Default"/>
        <table:table-column table:style-name="co5" table:default-cell-style-name="Default"/>
        <table:table-column table:style-name="co37" table:default-cell-style-name="Default"/>
        <table:table-column table:style-name="co14" table:number-columns-repeated="3" table:default-cell-style-name="Default"/>
        <table:table-column table:style-name="co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3" table:default-cell-style-name="Default"/>
        <table:table-row table:style-name="ro3">
          <table:table-cell office:value-type="string" calcext:value-type="string">
            <text:p>Image 1</text:p>
          </table:table-cell>
          <table:table-cell table:number-columns-repeated="3"/>
          <table:table-cell table:style-name="ce7"/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The number of true detections is </text:p>
          </table:table-cell>
          <table:table-cell table:style-name="ce6" table:formula="of:=SUMIF([.$A$2:.$A$209];[.H1];[.$B$2:.$B$209])" office:value-type="float" office:value="103" calcext:value-type="float">
            <text:p>103.000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16" calcext:value-type="float">
            <text:p>0.816</text:p>
          </table:table-cell>
          <table:table-cell office:value-type="string" calcext:value-type="string">
            <text:p>Good</text:p>
          </table:table-cell>
          <table:table-cell table:formula="of:=COUNTIF([.$B$2:.$B$209];[.E2])" office:value-type="float" office:value="56" calcext:value-type="float">
            <text:p>56</text:p>
          </table:table-cell>
          <table:table-cell table:style-name="ce8" table:formula="of:=([.F2]/[.$I$3])" office:value-type="percentage" office:value="0.651162790697674" calcext:value-type="percentage">
            <text:p>65.12%</text:p>
          </table:table-cell>
          <table:table-cell office:value-type="string" calcext:value-type="string">
            <text:p>The media for the image is </text:p>
          </table:table-cell>
          <table:table-cell table:style-name="ce6" table:formula="of:=(SUMIF([.$A$2:.$A$209];[.H2];[.$B$2:.$B$209]))/20" office:value-type="float" office:value="0.832373035714286" calcext:value-type="float">
            <text:p>0.832</text:p>
          </table:table-cell>
          <table:table-cell office:value-type="string" calcext:value-type="string">
            <text:p>Detectado</text:p>
          </table:table-cell>
          <table:table-cell table:style-name="ce8" table:formula="of:=[.I3]/[.$I$1]" office:value-type="percentage" office:value="0.83495145631068" calcext:value-type="percentage">
            <text:p>83.50%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63" calcext:value-type="float">
            <text:p>0.863</text:p>
          </table:table-cell>
          <table:table-cell office:value-type="string" calcext:value-type="string">
            <text:p>Poor</text:p>
          </table:table-cell>
          <table:table-cell table:formula="of:=COUNTIF([.$B$2:.$B$209];[.E3])" office:value-type="float" office:value="5" calcext:value-type="float">
            <text:p>5</text:p>
          </table:table-cell>
          <table:table-cell table:style-name="ce8" table:formula="of:=([.F3]/[.$I$3])" office:value-type="percentage" office:value="0.0581395348837209" calcext:value-type="percentage">
            <text:p>5.81%</text:p>
          </table:table-cell>
          <table:table-cell office:value-type="string" calcext:value-type="string">
            <text:p>The number of matches is </text:p>
          </table:table-cell>
          <table:table-cell table:style-name="ce6" table:formula="of:=SUMIF([.$A$2:.$A$209];[.H3];[.$B$2:.$B$209])" office:value-type="float" office:value="86" calcext:value-type="float">
            <text:p>86.000</text:p>
          </table:table-cell>
          <table:table-cell office:value-type="string" calcext:value-type="string">
            <text:p>Mal detectado</text:p>
          </table:table-cell>
          <table:table-cell table:style-name="ce8" table:formula="of:=[.I4]/[.$I$1]" office:value-type="percentage" office:value="0.0194174757281553" calcext:value-type="percentage">
            <text:p>1.94%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71" calcext:value-type="float">
            <text:p>0.771</text:p>
          </table:table-cell>
          <table:table-cell office:value-type="string" calcext:value-type="string">
            <text:p>Excellent</text:p>
          </table:table-cell>
          <table:table-cell table:formula="of:=COUNTIF([.$B$2:.$B$209];[.E4])" office:value-type="float" office:value="25" calcext:value-type="float">
            <text:p>25</text:p>
          </table:table-cell>
          <table:table-cell table:style-name="ce8" table:formula="of:=([.F4]/[.$I$3])" office:value-type="percentage" office:value="0.290697674418605" calcext:value-type="percentage">
            <text:p>29.07%</text:p>
          </table:table-cell>
          <table:table-cell office:value-type="string" calcext:value-type="string">
            <text:p>The number of misdetections is </text:p>
          </table:table-cell>
          <table:table-cell table:style-name="ce6" table:formula="of:=SUMIF([.$A$2:.$A$209];[.H4];[.$B$2:.$B$209])" office:value-type="float" office:value="2" calcext:value-type="float">
            <text:p>2.000</text:p>
          </table:table-cell>
          <table:table-cell office:value-type="string" calcext:value-type="string">
            <text:p>No detectado</text:p>
          </table:table-cell>
          <table:table-cell table:style-name="ce8" table:formula="of:=[.I5]/[.$I$1]" office:value-type="percentage" office:value="0.16504854368932" calcext:value-type="percentage">
            <text:p>16.50%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The number of non detections is </text:p>
          </table:table-cell>
          <table:table-cell table:style-name="ce6" table:formula="of:=SUMIF([.$A$2:.$A$209];[.H5];[.$B$2:.$B$209])" office:value-type="float" office:value="17" calcext:value-type="float">
            <text:p>17.000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816666666666666" calcext:value-type="float">
            <text:p>0.816666666666666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Image 2</text:p>
          </table:table-cell>
          <table:table-cell table:number-columns-repeated="3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28" calcext:value-type="float">
            <text:p>0.928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09" calcext:value-type="float">
            <text:p>0.909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64" calcext:value-type="float">
            <text:p>0.864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32" calcext:value-type="float">
            <text:p>0.632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6" calcext:value-type="float">
            <text:p>6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83325" calcext:value-type="float">
            <text:p>0.83325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Image 3</text:p>
          </table:table-cell>
          <table:table-cell table:number-columns-repeated="3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69" calcext:value-type="float">
            <text:p>0.969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969" calcext:value-type="float">
            <text:p>0.969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0" calcext:value-type="float">
            <text:p>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Image 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57" calcext:value-type="float">
            <text:p>0.85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25" calcext:value-type="float">
            <text:p>0.72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26" calcext:value-type="float">
            <text:p>0.826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557" calcext:value-type="float">
            <text:p>0.557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508" calcext:value-type="float">
            <text:p>0.508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7" calcext:value-type="float">
            <text:p>7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6946" calcext:value-type="float">
            <text:p>0.6946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Image 5</text:p>
          </table:table-cell>
          <table:table-cell table:number-columns-repeated="3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09" calcext:value-type="float">
            <text:p>0.909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07" calcext:value-type="float">
            <text:p>0.907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908" calcext:value-type="float">
            <text:p>0.908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0" calcext:value-type="float">
            <text:p>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Image 6</text:p>
          </table:table-cell>
          <table:table-cell table:number-columns-repeated="3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5" calcext:value-type="float">
            <text:p>0.95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28" calcext:value-type="float">
            <text:p>0.928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05" calcext:value-type="float">
            <text:p>0.705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24" calcext:value-type="float">
            <text:p>0.824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97" calcext:value-type="float">
            <text:p>0.897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8" calcext:value-type="float">
            <text:p>8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717333333333333" calcext:value-type="float">
            <text:p>0.717333333333333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6" calcext:value-type="float">
            <text:p>6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Image 7</text:p>
          </table:table-cell>
          <table:table-cell table:number-columns-repeated="3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87" calcext:value-type="float">
            <text:p>0.887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91" calcext:value-type="float">
            <text:p>0.891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889" calcext:value-type="float">
            <text:p>0.889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0" calcext:value-type="float">
            <text:p>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Image 8</text:p>
          </table:table-cell>
          <table:table-cell table:number-columns-repeated="3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66" calcext:value-type="float">
            <text:p>0.866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07" calcext:value-type="float">
            <text:p>0.907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24" calcext:value-type="float">
            <text:p>0.824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33" calcext:value-type="float">
            <text:p>0.733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8325" calcext:value-type="float">
            <text:p>0.8325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0" calcext:value-type="float">
            <text:p>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Image 9</text:p>
          </table:table-cell>
          <table:table-cell table:number-columns-repeated="3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36" calcext:value-type="float">
            <text:p>0.836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34" calcext:value-type="float">
            <text:p>0.934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" calcext:value-type="float">
            <text:p>0.9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99" calcext:value-type="float">
            <text:p>0.899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89225" calcext:value-type="float">
            <text:p>0.89225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0" calcext:value-type="float">
            <text:p>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Image 10</text:p>
          </table:table-cell>
          <table:table-cell table:number-columns-repeated="3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13" calcext:value-type="float">
            <text:p>0.713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6" calcext:value-type="float">
            <text:p>0.96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7" calcext:value-type="float">
            <text:p>0.87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53" calcext:value-type="float">
            <text:p>0.853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22" calcext:value-type="float">
            <text:p>0.922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14" calcext:value-type="float">
            <text:p>0.914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09" calcext:value-type="float">
            <text:p>0.809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618" calcext:value-type="float">
            <text:p>0.618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10" calcext:value-type="float">
            <text:p>1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832375" calcext:value-type="float">
            <text:p>0.832375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8" calcext:value-type="float">
            <text:p>8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Image 11</text:p>
          </table:table-cell>
          <table:table-cell table:number-columns-repeated="3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19" calcext:value-type="float">
            <text:p>0.919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34" calcext:value-type="float">
            <text:p>0.934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31" calcext:value-type="float">
            <text:p>0.931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928" calcext:value-type="float">
            <text:p>0.928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Image 12</text:p>
          </table:table-cell>
          <table:table-cell table:number-columns-repeated="3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17" calcext:value-type="float">
            <text:p>0.917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93" calcext:value-type="float">
            <text:p>0.893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29" calcext:value-type="float">
            <text:p>0.729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08" calcext:value-type="float">
            <text:p>0.808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31" calcext:value-type="float">
            <text:p>0.831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8356" calcext:value-type="float">
            <text:p>0.8356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0" calcext:value-type="float">
            <text:p>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Image 13</text:p>
          </table:table-cell>
          <table:table-cell table:number-columns-repeated="3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09" calcext:value-type="float">
            <text:p>0.909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1" calcext:value-type="float">
            <text:p>0.91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9095" calcext:value-type="float">
            <text:p>0.9095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Image 14</text:p>
          </table:table-cell>
          <table:table-cell table:number-columns-repeated="3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8" calcext:value-type="float">
            <text:p>0.88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38" calcext:value-type="float">
            <text:p>0.938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909" calcext:value-type="float">
            <text:p>0.909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Image 15</text:p>
          </table:table-cell>
          <table:table-cell table:number-columns-repeated="3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13" calcext:value-type="float">
            <text:p>0.913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96" calcext:value-type="float">
            <text:p>0.896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68" calcext:value-type="float">
            <text:p>0.868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45" calcext:value-type="float">
            <text:p>0.745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8555" calcext:value-type="float">
            <text:p>0.8555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0" calcext:value-type="float">
            <text:p>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Image 16</text:p>
          </table:table-cell>
          <table:table-cell table:number-columns-repeated="3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23" calcext:value-type="float">
            <text:p>0.823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51" calcext:value-type="float">
            <text:p>0.851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92" calcext:value-type="float">
            <text:p>0.892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24" calcext:value-type="float">
            <text:p>0.824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24" calcext:value-type="float">
            <text:p>0.924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236" calcext:value-type="float">
            <text:p>0.236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055" calcext:value-type="float">
            <text:p>0.055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9" calcext:value-type="float">
            <text:p>9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575625" calcext:value-type="float">
            <text:p>0.575625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8" calcext:value-type="float">
            <text:p>8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Image 17</text:p>
          </table:table-cell>
          <table:table-cell table:number-columns-repeated="3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76" calcext:value-type="float">
            <text:p>0.876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7" calcext:value-type="float">
            <text:p>0.77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91" calcext:value-type="float">
            <text:p>0.891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62" calcext:value-type="float">
            <text:p>0.862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9" calcext:value-type="float">
            <text:p>0.89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16" calcext:value-type="float">
            <text:p>0.916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<text:s/></text:p>
          </table:table-cell>
          <table:table-cell office:value-type="float" office:value="0.455" calcext:value-type="float">
            <text:p>0.455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99" calcext:value-type="float">
            <text:p>0.799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9" calcext:value-type="float">
            <text:p>9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807375" calcext:value-type="float">
            <text:p>0.807375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8" calcext:value-type="float">
            <text:p>8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Image 18</text:p>
          </table:table-cell>
          <table:table-cell table:number-columns-repeated="3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77" calcext:value-type="float">
            <text:p>0.877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2" calcext:value-type="float">
            <text:p>0.82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54" calcext:value-type="float">
            <text:p>0.954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52" calcext:value-type="float">
            <text:p>0.852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48" calcext:value-type="float">
            <text:p>0.748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7" calcext:value-type="float">
            <text:p>0.77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539" calcext:value-type="float">
            <text:p>0.539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8" calcext:value-type="float">
            <text:p>8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794285714285714" calcext:value-type="float">
            <text:p>0.794285714285714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7" calcext:value-type="float">
            <text:p>7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Image 19</text:p>
          </table:table-cell>
          <table:table-cell table:number-columns-repeated="3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<text:s/></text:p>
          </table:table-cell>
          <table:table-cell office:value-type="float" office:value="0.917" calcext:value-type="float">
            <text:p>0.917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07" calcext:value-type="float">
            <text:p>0.807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83" calcext:value-type="float">
            <text:p>0.783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35" calcext:value-type="float">
            <text:p>0.835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736" calcext:value-type="float">
            <text:p>0.736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7" calcext:value-type="float">
            <text:p>7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8156" calcext:value-type="float">
            <text:p>0.8156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Image 20</text:p>
          </table:table-cell>
          <table:table-cell table:number-columns-repeated="31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7" calcext:value-type="float">
            <text:p>0.87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11" calcext:value-type="float">
            <text:p>0.811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IOU 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/></text:p>
          </table:table-cell>
          <table:table-cell office:value-type="float" office:value="0.815" calcext:value-type="float">
            <text:p>0.815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The number of true detections is </text:p>
          </table:table-cell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media for the image is </text:p>
          </table:table-cell>
          <table:table-cell office:value-type="float" office:value="0.832" calcext:value-type="float">
            <text:p>0.832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matches is </text:p>
          </table:table-cell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misdetections is </text:p>
          </table:table-cell>
          <table:table-cell office:value-type="float" office:value="0" calcext:value-type="float">
            <text:p>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he number of non detections is </text:p>
          </table:table-cell>
          <table:table-cell office:value-type="float" office:value="0" calcext:value-type="float">
            <text:p>0</text:p>
          </table:table-cell>
          <table:table-cell table:number-columns-repeated="30"/>
        </table:table-row>
      </table:table>
      <table:named-expressions/>
      <table:database-ranges>
        <table:database-range table:name="__Anonymous_Sheet_DB__1" table:target-range-address="YOLOv3.I1:YOLOv3.I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16" loext:min-decimal-places="16" number:min-integer-digits="1"/>
    </number:number-style>
    <number:number-style style:name="N130">
      <number:number number:decimal-places="15" loext:min-decimal-places="15" number:min-integer-digits="1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2" loext:min-decimal-places="12" number:min-integer-digits="1"/>
    </number:number-style>
    <number:number-style style:name="N134">
      <number:number number:decimal-places="11" loext:min-decimal-places="11" number:min-integer-digits="1"/>
    </number:number-style>
    <number:number-style style:name="N135">
      <number:number number:decimal-places="10" loext:min-decimal-places="10" number:min-integer-digits="1"/>
    </number:number-style>
    <number:number-style style:name="N136">
      <number:number number:decimal-places="17" loext:min-decimal-places="17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 style:data-style-name="N2" text:time-value="14:13:10.1594770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21:52:27.812430921</meta:creation-date>
    <dc:date>2020-03-25T14:19:57.163313174</dc:date>
    <meta:editing-duration>PT1H12M53S</meta:editing-duration>
    <meta:editing-cycles>10</meta:editing-cycles>
    <meta:generator>LibreOffice/6.0.7.3$Linux_X86_64 LibreOffice_project/00m0$Build-3</meta:generator>
    <meta:document-statistic meta:table-count="11" meta:cell-count="5539" meta:object-count="0"/>
  </office:meta>
</office:document-meta>
</file>